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arial, verdana, sans-serif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nux Biolinum" svg:font-family="'Linux Biolinum'" style:font-family-generic="roman" style:font-pitch="variable"/>
    <style:font-face style:name="Linux Libertine" svg:font-family="'Linux Libertine'" style:font-family-generic="roman" style:font-pitch="variable"/>
    <style:font-face style:name="Lucida Console" svg:font-family="'Lucida Console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Biolinum1" svg:font-family="'Linux Biolinum'" style:font-family-generic="system" style:font-pitch="variable"/>
    <style:font-face style:name="Linux Libertine1" svg:font-family="'Linux Libertin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8.203cm" fo:margin-left="-0.191cm" fo:margin-top="0cm" fo:margin-bottom="0cm" table:align="left" style:writing-mode="lr-tb"/>
    </style:style>
    <style:style style:name="Table3.A" style:family="table-column">
      <style:table-column-properties style:column-width="18.203cm"/>
    </style:style>
    <style:style style:name="Table3.1" style:family="table-row">
      <style:table-row-properties style:min-row-height="0.688cm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8.89cm" fo:margin-left="-0.191cm" fo:margin-top="0cm" fo:margin-bottom="0cm" table:align="left" style:writing-mode="lr-tb"/>
    </style:style>
    <style:style style:name="Table8.A" style:family="table-column">
      <style:table-column-properties style:column-width="0.688cm"/>
    </style:style>
    <style:style style:name="Table8.B" style:family="table-column">
      <style:table-column-properties style:column-width="8.20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071cm" fo:padding-top="0cm" fo:padding-bottom="0cm" fo:border="none"/>
    </style:style>
    <style:style style:name="Table8.B1" style:family="table-cell">
      <style:table-cell-properties fo:padding-left="0.071cm" fo:padding-right="0.191cm" fo:padding-top="0cm" fo:padding-bottom="0cm" fo:border="none"/>
    </style:style>
    <style:style style:name="P1" style:family="paragraph" style:parent-style-name="Footer">
      <style:paragraph-properties fo:margin-left="0cm" fo:margin-right="0.635cm" fo:text-indent="0cm" style:auto-text-indent="false"/>
      <style:text-properties style:font-name="Linux Biolinum" style:font-name-complex="Linux Biolinum1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Bib_5f_entry">
      <style:text-properties officeooo:rsid="000e7a6b" officeooo:paragraph-rsid="000e7a6b"/>
    </style:style>
    <style:style style:name="P4" style:family="paragraph" style:parent-style-name="Bib_5f_entry">
      <style:paragraph-properties fo:orphans="2" fo:widows="2" style:writing-mode="lr-tb"/>
      <style:text-properties style:font-name="Linux Libertine" fo:font-size="7pt" fo:language="en" fo:country="US" officeooo:paragraph-rsid="000dc75d" style:font-name-asian="Calibri1" style:font-size-asian="7pt" style:font-name-complex="Linux Libertine1" style:font-size-complex="11pt"/>
    </style:style>
    <style:style style:name="P5" style:family="paragraph" style:parent-style-name="Header">
      <style:paragraph-properties fo:text-align="start" style:justify-single-word="false">
        <style:tab-stops/>
      </style:paragraph-properties>
      <style:text-properties style:font-name="Linux Biolinum" officeooo:rsid="000dc75d" officeooo:paragraph-rsid="000dc75d" style:font-name-complex="Linux Biolinum1"/>
    </style:style>
    <style:style style:name="P6" style:family="paragraph" style:parent-style-name="Header">
      <style:paragraph-properties fo:text-align="end" style:justify-single-word="false">
        <style:tab-stops/>
      </style:paragraph-properties>
      <style:text-properties style:font-name="Linux Biolinum" style:font-name-complex="Linux Biolinum1"/>
    </style:style>
    <style:style style:name="P7" style:family="paragraph" style:parent-style-name="Header">
      <style:paragraph-properties fo:text-align="start" style:justify-single-word="false">
        <style:tab-stops/>
      </style:paragraph-properties>
      <style:text-properties style:font-name="Linux Biolinum" style:font-name-complex="Linux Biolinum1"/>
    </style:style>
    <style:style style:name="P8" style:family="paragraph" style:parent-style-name="Abstract">
      <style:text-properties officeooo:rsid="009aa89b"/>
    </style:style>
    <style:style style:name="P9" style:family="paragraph" style:parent-style-name="Abstract">
      <style:text-properties officeooo:rsid="06598399" officeooo:paragraph-rsid="06598399"/>
    </style:style>
    <style:style style:name="P10" style:family="paragraph" style:parent-style-name="Abstract">
      <style:text-properties officeooo:rsid="065c5183" officeooo:paragraph-rsid="065c5183"/>
    </style:style>
    <style:style style:name="P11" style:family="paragraph" style:parent-style-name="Abstract" style:list-style-name="L2">
      <style:text-properties officeooo:rsid="065c5183" officeooo:paragraph-rsid="065c5183"/>
    </style:style>
    <style:style style:name="P12" style:family="paragraph" style:parent-style-name="Abstract">
      <style:text-properties officeooo:rsid="065dd89f" officeooo:paragraph-rsid="065dd89f"/>
    </style:style>
    <style:style style:name="P13" style:family="paragraph" style:parent-style-name="Abstract">
      <style:text-properties officeooo:rsid="065dd89f" officeooo:paragraph-rsid="065fa6c2"/>
    </style:style>
    <style:style style:name="P14" style:family="paragraph" style:parent-style-name="Abstract">
      <style:text-properties officeooo:rsid="065fa6c2" officeooo:paragraph-rsid="065fa6c2"/>
    </style:style>
    <style:style style:name="P15" style:family="paragraph" style:parent-style-name="Title_5f_document" style:master-page-name="First_20_Page">
      <style:paragraph-properties style:page-number="auto"/>
    </style:style>
    <style:style style:name="P16" style:family="paragraph" style:parent-style-name="AbsHead">
      <style:text-properties fo:language="en" fo:country="GB" officeooo:rsid="000dc75d" officeooo:paragraph-rsid="000dc75d" style:language-asian="ja" style:country-asian="JP" style:font-weight-complex="bold"/>
    </style:style>
    <style:style style:name="P17" style:family="paragraph" style:parent-style-name="AbsHead">
      <style:text-properties fo:language="en" fo:country="GB" officeooo:rsid="065c5183" officeooo:paragraph-rsid="065c5183" style:language-asian="ja" style:country-asian="JP" style:font-weight-complex="bold"/>
    </style:style>
    <style:style style:name="P18" style:family="paragraph" style:parent-style-name="Authors">
      <style:paragraph-properties fo:margin-top="0.494cm" fo:margin-bottom="0.282cm" loext:contextual-spacing="false" fo:text-align="center" style:justify-single-word="false" fo:orphans="2" fo:widows="2" style:writing-mode="lr-tb"/>
      <style:text-properties fo:color="#00000a" style:font-name="Linux Libertine" fo:language="en" fo:country="US" officeooo:rsid="000dc75d" style:font-name-asian="Calibri1" style:language-asian="en" style:country-asian="US" style:font-name-complex="Linux Libertine1" loext:padding="0cm" loext:border="none"/>
    </style:style>
    <style:style style:name="P19" style:family="paragraph" style:parent-style-name="ReferenceHead">
      <style:text-properties officeooo:paragraph-rsid="065fa6c2"/>
    </style:style>
    <style:style style:name="P20" style:family="paragraph" style:parent-style-name="Bib_5f_entry">
      <style:text-properties officeooo:rsid="065dd89f" officeooo:paragraph-rsid="065dd89f"/>
    </style:style>
    <style:style style:name="P21" style:family="paragraph" style:parent-style-name="Bib_5f_entry">
      <style:text-properties officeooo:rsid="065fa6c2" officeooo:paragraph-rsid="065fa6c2"/>
    </style:style>
    <style:style style:name="P22" style:family="paragraph" style:parent-style-name="Bib_5f_entry">
      <style:paragraph-properties fo:orphans="2" fo:widows="2" style:writing-mode="lr-tb"/>
      <style:text-properties style:font-name="Linux Libertine" fo:font-size="7pt" fo:language="en" fo:country="US" officeooo:paragraph-rsid="000dc75d" style:font-name-asian="Calibri1" style:font-size-asian="7pt" style:font-name-complex="Linux Libertine1" style:font-size-complex="11pt"/>
    </style:style>
    <style:style style:name="P23" style:family="paragraph" style:parent-style-name="Bib_5f_entry">
      <style:paragraph-properties fo:orphans="2" fo:widows="2" style:writing-mode="lr-tb"/>
      <style:text-properties style:font-name="Linux Libertine" fo:font-size="7pt" fo:language="en" fo:country="US" officeooo:rsid="0660d3dd" officeooo:paragraph-rsid="0660d3dd" style:font-name-asian="Calibri1" style:font-size-asian="7pt" style:font-name-complex="Linux Libertine1" style:font-size-complex="11pt"/>
    </style:style>
    <style:style style:name="T1" style:family="text">
      <style:text-properties style:font-name="Linux Biolinum" style:font-name-complex="Linux Biolinum1"/>
    </style:style>
    <style:style style:name="T2" style:family="text">
      <style:text-properties style:text-position="super 58%" officeooo:rsid="000e7a6b"/>
    </style:style>
    <style:style style:name="T3" style:family="text">
      <style:text-properties style:text-position="super 58%" fo:language="en" fo:country="GB" style:language-asian="ja" style:country-asian="JP"/>
    </style:style>
    <style:style style:name="T4" style:family="text">
      <style:text-properties style:text-position="super 58%" fo:language="en" fo:country="GB" style:language-asian="ja" style:country-asian="JP" style:font-size-complex="11pt"/>
    </style:style>
    <style:style style:name="T5" style:family="text">
      <style:text-properties style:text-position="super 58%" fo:language="en" fo:country="GB" fo:font-style="italic" style:language-asian="ja" style:country-asian="JP" style:font-style-asian="italic" style:font-style-complex="italic"/>
    </style:style>
    <style:style style:name="T6" style:family="text">
      <style:text-properties fo:language="en" fo:country="GB" style:language-asian="ja" style:country-asian="JP"/>
    </style:style>
    <style:style style:name="T7" style:family="text">
      <style:text-properties fo:language="en" fo:country="GB" officeooo:rsid="06598399" style:language-asian="ja" style:country-asian="JP"/>
    </style:style>
    <style:style style:name="T8" style:family="text">
      <style:text-properties fo:language="en" fo:country="GB" officeooo:rsid="065b5b7e" style:language-asian="ja" style:country-asian="JP"/>
    </style:style>
    <style:style style:name="T9" style:family="text">
      <style:text-properties fo:language="en" fo:country="GB" style:language-asian="ja" style:country-asian="JP" style:font-size-complex="11pt"/>
    </style:style>
    <style:style style:name="T10" style:family="text">
      <style:text-properties fo:language="en" fo:country="GB" officeooo:rsid="065fa6c2" style:language-asian="ja" style:country-asian="JP" style:font-size-complex="11pt"/>
    </style:style>
    <style:style style:name="T11" style:family="text">
      <style:text-properties fo:language="en" fo:country="GB" officeooo:rsid="0660d3dd" style:language-asian="ja" style:country-asian="JP" style:font-size-complex="11pt"/>
    </style:style>
    <style:style style:name="T12" style:family="text">
      <style:text-properties fo:language="en" fo:country="GB" fo:font-style="italic" style:language-asian="ja" style:country-asian="JP" style:font-style-asian="italic" style:font-style-complex="italic"/>
    </style:style>
    <style:style style:name="T13" style:family="text">
      <style:text-properties fo:language="en" fo:country="GB" fo:font-style="italic" officeooo:rsid="06598399" style:language-asian="ja" style:country-asian="JP" style:font-style-asian="italic" style:font-style-complex="italic"/>
    </style:style>
    <style:style style:name="T14" style:family="text">
      <style:text-properties fo:language="en" fo:country="GB" fo:font-style="normal" style:language-asian="ja" style:country-asian="JP" style:font-style-asian="normal" style:font-style-complex="normal"/>
    </style:style>
    <style:style style:name="T15" style:family="text">
      <style:text-properties fo:language="en" fo:country="GB" fo:font-style="normal" officeooo:rsid="065b5b7e" style:language-asian="ja" style:country-asian="JP" style:font-style-asian="normal" style:font-style-complex="normal"/>
    </style:style>
    <style:style style:name="T16" style:family="text">
      <style:text-properties fo:language="en" fo:country="GB" fo:font-style="normal" officeooo:rsid="065c5183" style:language-asian="ja" style:country-asian="JP" style:font-style-asian="normal" style:font-style-complex="normal"/>
    </style:style>
    <style:style style:name="T17" style:family="text">
      <style:text-properties style:font-size-complex="11pt"/>
    </style:style>
    <style:style style:name="T18" style:family="text">
      <style:text-properties style:font-name-complex="Times New Roman1"/>
    </style:style>
    <style:style style:name="T19" style:family="text">
      <style:text-properties officeooo:rsid="000dc75d" style:font-name-complex="Times New Roman1"/>
    </style:style>
    <style:style style:name="T20" style:family="text">
      <style:text-properties officeooo:rsid="000dc7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847cm">
          <style:column style:rel-width="32767*" fo:start-indent="0cm" fo:end-indent="0.423cm"/>
          <style:column style:rel-width="32768*" fo:start-indent="0.423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5">Mastering the game of Go with deep</text:p>
        <text:p text:style-name="Title_5f_document">neural networks and tree search <text:span text:style-name="T2">1</text:span></text:p>
      </text:section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text:bookmark-start text:name="AU2"/>J<text:bookmark-end text:name="AU2"/>oao Paulo Fernandes Ventura</text:p>
          </table:table-cell>
        </table:table-row>
      </table:table>
      <text:section text:style-name="Sect2" text:name="Section1">
        <text:p text:style-name="P16">SUMMARY</text:p>
        <text:p text:style-name="P8"><text:span text:style-name="T6">In perfect information games (ex. chess, Go, isolation), it is possible to execute a recursive tree search </text:span><text:span text:style-name="T7">function </text:span><text:span text:style-name="T13">v(s)</text:span><text:span text:style-name="T7"> </text:span><text:span text:style-name="T6">to determinate the game outcome for a given of the board </text:span><text:span text:style-name="T7">state </text:span><text:span text:style-name="T13">s</text:span><text:span text:style-name="T6">.</text:span></text:p>
        <text:p text:style-name="P8"><text:span text:style-name="T6">As previously mentioned during the course, being b the sequence of all possible moves for a given board state, and D the game length, the search tree will contain </text:span><text:span text:style-name="T12">b</text:span><text:span text:style-name="T5">d</text:span><text:span text:style-name="T6"> possible moves.</text:span></text:p>
        <text:p text:style-name="P8"><text:span text:style-name="T6">Eventhough chess piece moves are many in quantity and complexity, there are 35</text:span><text:span text:style-name="T3">80</text:span><text:span text:style-name="T6"> possible moves. However with much simpler rules an pieces, Go reaches astonishing 250</text:span><text:span text:style-name="T3">150</text:span><text:span text:style-name="T6"> (i.e., more atoms than exist in the whole universe). Thus exhaustive search is infeasible.</text:span></text:p>
        <text:p text:style-name="P9"><text:span text:style-name="T6">Although it was possible beat master chess players using </text:span><text:span text:style-name="T12">v*(s), </text:span><text:span text:style-name="T14">where</text:span><text:span text:style-name="T6"> the function result was replaced by approximations (allowing reasonable computation time) it was believe that such approach was not possible to Go.</text:span></text:p>
        <text:p text:style-name="P9"><text:span text:style-name="T8">The study breakthrough </text:span><text:span text:style-name="T6">was create an estimate function </text:span><text:span text:style-name="T12">v*(s)</text:span><text:span text:style-name="T14"> </text:span><text:span text:style-name="T15">combining</text:span><text:span text:style-name="T14"> Monte Carlo Tree Search (MCTS) </text:span><text:span text:style-name="T15">with </text:span><text:span text:style-name="T16">deep</text:span><text:span text:style-name="T15"> </text:span><text:span text:style-name="T16">convolutional neural networks</text:span><text:span text:style-name="T15"> </text:span><text:span text:style-name="T16">(</text:span><text:span text:style-name="T15">created with supervisioned training</text:span><text:span text:style-name="T16">)</text:span><text:span text:style-name="T15"> </text:span><text:span text:style-name="T16">to reduce the tree search depth.</text:span></text:p>
        <text:p text:style-name="P10"><text:span text:style-name="T17">The deep convolutional neural network (DCNN) training consisted in three major steps:</text:span></text:p>
        <text:list xml:id="list3202473881" text:style-name="L2">
          <text:list-item>
            <text:p text:style-name="P11"><text:span text:style-name="T17">Supervised learning of policy networks</text:span></text:p>
          </text:list-item>
          <text:list-item>
            <text:p text:style-name="P11"><text:span text:style-name="T17">Reinforcement learning of policy networks</text:span></text:p>
          </text:list-item>
          <text:list-item>
            <text:p text:style-name="P11"><text:span text:style-name="T17">Reinforcement learning of value networks</text:span></text:p>
          </text:list-item>
        </text:list>
        <text:p text:style-name="P17">RESULTS</text:p>
        <text:p text:style-name="P10"><text:span text:style-name="T9">AlphaGo was first compared to several commercial programs such as Crazy Stone. Zen, Pachi and Fuego, which are based on strong MCTS algorithms with a 5s timeout per move.</text:span></text:p>
        <text:p text:style-name="P12"><text:span text:style-name="T9">Without a handicap, AlphaGo won 99.8% of all maches, while won 77%, 86%, and 99% of handicap game against Crazy Stone, Zen and Pachi, respectively.</text:span></text:p>
        <text:p text:style-name="P12"><text:span text:style-name="T9">However it is know that the best AI players were not match to professional Go players, so AlphaGo was also tested with Fa Hui (a professional 2 dan, and the winner of the 2013, 2014 and 2015 European Go championships).</text:span></text:p>
        <text:p text:style-name="P12"><text:span text:style-name="T9">Over 5–9 October 2015 AlphaGo an Fan Hui competed in a formal five-game match. AlphaGo won the match 5 games to 0.</text:span></text:p>
        <text:p text:style-name="P13"><text:span text:style-name="T9">As Deep Blue vs Kasparov </text:span><text:span text:style-name="T4">2 </text:span><text:span text:style-name="T10">was an historical achievement in 1994, AlphaGo was the first system to defeat </text:span><text:span text:style-name="T9">a human professional player, without handicap, in the full game of Go.</text:span></text:p>
        <text:p text:style-name="P13"><text:span text:style-name="T10">Even more important is the fact that scientists strongly believed that it would be only possible with the computational power of a decade in the future.</text:span></text:p>
        <text:p text:style-name="P13"><text:span text:style-name="T10">This is a strong evidence of how much powerful deep learning is and how astonishing results may be obtained with supervised training with an adequate training data set.</text:span></text:p>
        <text:p text:style-name="P14"><text:span text:style-name="T9">Now </text:span><text:span text:style-name="T10">I</text:span><text:span text:style-name="T9">t is also believed that deep learning will be capable of solve other challeging decision-making task, an intractable search space, and optimal solution, spawning even harder AI challenges such as StarCraft </text:span><text:span text:style-name="T4">3</text:span><text:span text:style-name="T9"> and </text:span><text:span text:style-name="T11">DOTA 2</text:span><text:span text:style-name="T9"> </text:span><text:span text:style-name="T4">4</text:span><text:span text:style-name="T9">.</text:span></text:p>
        <text:p text:style-name="P19">REFERENCES</text:p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Bib_5f_entry"><text:span text:style-name="T18">[</text:span><text:span text:style-name="T19">1</text:span><text:span text:style-name="T18">]</text:span></text:p>
            </table:table-cell>
            <table:table-cell table:style-name="Table8.B1" office:value-type="string">
              <text:p text:style-name="P4">D. Silver, A. Huang, C. J. Maddison, A. Guez, L. Sifre, G. Driessche, J. Schrittwieser, I. Antonoglou, V. Panneershelvam, M. Lanctot, S. Dieleman, D. Grewe, J. Nham, N. Kalchbrenner, I. Sutskever, T. Lillicrap, M. Leach, K. Kavukcuoglu, T. Graepel &amp; D. Hassabis 2016. Mastering the game of Go with deep neural networks and tree search. Nature <text:span text:style-name="T20">International Journal of Science.</text:span> http://dx.doi.org/10.1038/nature16961</text:p>
            </table:table-cell>
          </table:table-row>
          <table:table-row table:style-name="Table8.1">
            <table:table-cell table:style-name="Table8.A1" office:value-type="string">
              <text:p text:style-name="P20">[2]</text:p>
            </table:table-cell>
            <table:table-cell table:style-name="Table8.B1" office:value-type="string">
              <text:p text:style-name="P4">Murray Campbell, A. Joseph Hoane, Jr., and Feng-hsiung Hsu. 2002. Deep Blue. Artif. Intell. 134, 1-2 (January 2002), 57-83. DOI=http://dx.doi.org/10.1016/S0004-3702(01)00129-1</text:p>
            </table:table-cell>
          </table:table-row>
          <table:table-row table:style-name="Table8.1">
            <table:table-cell table:style-name="Table8.A1" office:value-type="string">
              <text:p text:style-name="P21">[3]</text:p>
            </table:table-cell>
            <table:table-cell table:style-name="Table8.B1" office:value-type="string">
              <text:p text:style-name="P4">DeepMind and Blizzard open StarCraft II as an AI research environment, https://deepmind.com/blog/deepmind-and-blizzard-open-starcraft-ii-ai-research-environment/</text:p>
            </table:table-cell>
          </table:table-row>
          <table:table-row table:style-name="Table8.1">
            <table:table-cell table:style-name="Table8.A1" office:value-type="string">
              <text:p text:style-name="P21">[4]</text:p>
            </table:table-cell>
            <table:table-cell table:style-name="Table8.B1" office:value-type="string">
              <text:p text:style-name="P23">Open AI reveals self-play information after successful Dota 2 test, https://www.teslarati.com/openai-self-play-dota-2-musk/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arial, verdana, sans-serif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nux Biolinum" svg:font-family="'Linux Biolinum'" style:font-family-generic="roman" style:font-pitch="variable"/>
    <style:font-face style:name="Linux Libertine" svg:font-family="'Linux Libertine'" style:font-family-generic="roman" style:font-pitch="variable"/>
    <style:font-face style:name="Lucida Console" svg:font-family="'Lucida Console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Biolinum1" svg:font-family="'Linux Biolinum'" style:font-family-generic="system" style:font-pitch="variable"/>
    <style:font-face style:name="Linux Libertine1" svg:font-family="'Linux Libertin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9pt" fo:language="it" fo:country="IT" style:letter-kerning="false" style:font-name-asian="PMingLiU" style:font-size-asian="10pt" style:language-asian="it" style:country-asian="IT" style:font-name-complex="Arial" style:font-size-complex="10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9pt" fo:language="it" fo:country="IT" style:letter-kerning="false" style:font-name-asian="PMingLiU" style:font-size-asian="10pt" style:language-asian="it" style:country-asian="IT" style:font-name-complex="Arial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text-align="justify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PMingLiU" style:font-family-asian="PMingLiU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353cm" loext:contextual-spacing="false" fo:keep-together="always" fo:keep-with-next="always"/>
      <style:text-properties fo:color="#0070c0" style:font-name="Cambria" fo:font-family="Cambria" style:font-family-generic="roman" style:font-pitch="variable" fo:font-size="13pt" fo:font-weight="bold" style:font-name-asian="PMingLiU" style:font-family-asian="PMingLiU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.353cm" loext:contextual-spacing="false" fo:keep-together="always" fo:keep-with-next="always"/>
      <style:text-properties fo:color="#943634" style:font-name="Cambria" fo:font-family="Cambria" style:font-family-generic="roman" style:font-pitch="variable" fo:font-weight="bold" style:font-name-asian="PMingLiU" style:font-family-asian="PMingLiU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53cm" loext:contextual-spacing="false" fo:keep-together="always" fo:keep-with-next="always"/>
      <style:text-properties fo:color="#943634" style:font-name="Cambria" fo:font-family="Cambria" style:font-family-generic="roman" style:font-pitch="variable" fo:font-style="italic" style:font-name-asian="PMingLiU" style:font-family-asian="PMingLiU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.353cm" loext:contextual-spacing="false" fo:keep-together="always" fo:keep-with-next="always"/>
      <style:text-properties fo:color="#4f6228" style:font-name="Cambria" fo:font-family="Cambria" style:font-family-generic="roman" style:font-pitch="variable" fo:font-size="10pt" fo:font-weight="bold" style:font-name-asian="PMingLiU" style:font-family-asian="PMingLiU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423cm" loext:contextual-spacing="false" fo:keep-with-next="always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complex="ar" style:country-complex="DZ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.423cm" loext:contextual-spacing="false" fo:keep-with-next="always"/>
      <style:text-properties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language-complex="ar" style:country-complex="DZ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.423cm" loext:contextual-spacing="false" fo:keep-with-next="always"/>
      <style:text-properties style:font-name="Times New Roman" fo:font-family="'Times New Roman'" style:font-family-generic="roman" style:font-pitch="variable" fo:font-size="12pt" fo:language="en" fo:country="GB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size-complex="12pt" style:language-complex="ar" style:country-complex="DZ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423cm" loext:contextual-spacing="false" fo:keep-with-next="always"/>
      <style:text-properties style:font-name="Times New Roman" fo:font-family="'Times New Roman'" style:font-family-generic="roman" style:font-pitch="variable" fo:font-size="12pt" fo:language="en" fo:country="GB" fo:font-style="italic" style:font-name-asian="Times New Roman1" style:font-family-asian="'Times New Roman'" style:font-family-generic-asian="system" style:font-pitch-asian="variable" style:font-size-asian="12pt" style:font-style-asian="italic" style:font-name-complex="Arial" style:font-family-complex="Arial" style:font-family-generic-complex="system" style:font-pitch-complex="variable" style:language-complex="ar" style:country-complex="DZ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-asian="Times New Roman1" style:font-family-asian="'Times New Roman'" style:font-family-generic-asian="system" style:font-pitch-asian="variable"/>
    </style:style>
    <style:style style:name="Sfondo_20_a_20_colori_20_-_20_Colore_20_11" style:display-name="Sfondo a colori - Colore 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auto-update="true" style:default-outline-level="">
      <style:paragraph-properties fo:margin-left="0.635cm" fo:margin-right="0cm" fo:margin-top="0.212cm" fo:margin-bottom="0.353cm" loext:contextual-spacing="true" fo:line-height="110%" fo:text-align="justify" style:justify-single-word="false" fo:orphans="2" fo:widows="2" fo:text-indent="0cm" style:auto-text-indent="false" style:writing-mode="lr-tb"/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Linux Libertine1" style:font-family-complex="'Linux Libertine'" style:font-family-generic-complex="system" style:font-pitch-complex="variable" style:font-size-complex="11pt"/>
    </style:style>
    <style:style style:name="Abstract" style:family="paragraph" style:default-outline-level="">
      <style:paragraph-properties fo:margin-top="0.035cm" fo:margin-bottom="0.212cm" loext:contextual-spacing="false" fo:line-height="110%" fo:text-align="justify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ffiliation" style:family="paragraph" style:auto-update="true" style:default-outline-level="">
      <style:paragraph-properties fo:text-align="center" style:justify-single-word="false" fo:orphans="2" fo:widows="2" style:writing-mode="lr-tb"/>
      <style:text-properties style:font-name="Linux Libertine" fo:font-family="'Linux Libertine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Linux Libertine1" style:font-family-complex="'Linux Libertine'" style:font-family-generic-complex="system" style:font-pitch-complex="variable"/>
    </style:style>
    <style:style style:name="Appendix" style:family="paragraph" style:default-outline-level="">
      <style:paragraph-properties fo:margin-top="0.847cm" fo:margin-bottom="0.353cm" loext:contextual-spacing="false" fo:line-height="115%" fo:text-align="start" style:justify-single-word="false" fo:orphans="2" fo:widows="2" style:writing-mode="lr-tb"/>
      <style:text-properties fo:color="#1f497d" style:font-name="Cambria" fo:font-family="Cambria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1" style:family="paragraph" style:auto-update="true" style:default-outline-level="">
      <style:paragraph-properties fo:margin-left="0.494cm" fo:margin-right="0cm" fo:margin-top="0.388cm" fo:margin-bottom="0.141cm" loext:contextual-spacing="false" fo:text-align="start" style:justify-single-word="false" fo:orphans="2" fo:widows="2" fo:text-indent="-0.494cm" style:auto-text-indent="false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/>
    </style:style>
    <style:style style:name="Head2" style:family="paragraph" style:auto-update="true" style:default-outline-level="">
      <style:paragraph-properties fo:margin-left="0.776cm" fo:margin-right="0cm" fo:margin-top="0.318cm" fo:margin-bottom="0.141cm" loext:contextual-spacing="false" fo:text-align="start" style:justify-single-word="false" fo:orphans="2" fo:widows="2" fo:text-indent="-0.776cm" style:auto-text-indent="false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/>
    </style:style>
    <style:style style:name="Head3" style:family="paragraph" style:auto-update="true" style:default-outline-level="">
      <style:paragraph-properties fo:margin-top="0.212cm" fo:margin-bottom="0.071cm" loext:contextual-spacing="false" fo:text-align="start" style:justify-single-word="false" fo:orphans="2" fo:widows="2" style:writing-mode="lr-tb"/>
      <style:text-properties style:font-name="Linux Biolinum" fo:font-family="'Linux Biolinum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/>
    </style:style>
    <style:style style:name="Head4" style:family="paragraph" style:auto-update="true" style:default-outline-level="">
      <style:paragraph-properties fo:margin-left="0cm" fo:margin-right="0cm" fo:margin-top="0cm" fo:margin-bottom="0.247cm" loext:contextual-spacing="false" fo:text-align="start" style:justify-single-word="false" fo:orphans="2" fo:widows="2" fo:text-indent="0.423cm" style:auto-text-indent="false" style:writing-mode="lr-tb"/>
      <style:text-properties style:font-name="Linux Libertine" fo:font-family="'Linux Libertine'" style:font-family-generic="roman" style:font-pitch="variable" fo:font-size="9pt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style:font-name-complex="Linux Libertine1" style:font-family-complex="'Linux Libertine'" style:font-family-generic-complex="system" style:font-pitch-complex="variable"/>
    </style:style>
    <style:style style:name="Head5" style:family="paragraph" style:auto-update="true" style:default-outline-level="">
      <style:paragraph-properties fo:margin-top="0.212cm" fo:margin-bottom="0.212cm" loext:contextual-spacing="false" fo:text-align="start" style:justify-single-word="false" fo:orphans="2" fo:widows="2" style:writing-mode="lr-tb"/>
      <style:text-properties style:font-name="Linux Biolinum" fo:font-family="'Linux Biolinum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/>
    </style:style>
    <style:style style:name="History" style:family="paragraph" style:parent-style-name="Standard" style:auto-update="true" style:default-outline-level="">
      <style:paragraph-properties fo:margin-top="0.212cm" fo:margin-bottom="0.353cm" loext:contextual-spacing="false"/>
      <style:text-properties style:font-name-complex="Linux Libertine1" style:font-family-complex="'Linux Libertine'" style:font-family-generic-complex="system" style:font-pitch-complex="variable"/>
    </style:style>
    <style:style style:name="Title_5f_document" style:display-name="Title_document" style:family="paragraph" style:auto-update="true" style:default-outline-level="">
      <style:paragraph-properties fo:margin-top="0.071cm" fo:margin-bottom="0.176cm" loext:contextual-spacing="false" fo:text-align="center" style:justify-single-word="false" fo:orphans="2" fo:widows="2" style:writing-mode="lr-tb"/>
      <style:text-properties style:font-name="Linux Biolinum" fo:font-family="'Linux Biolinum'" style:font-family-generic="roman" style:font-pitch="variable" fo:font-size="17.5pt" fo:language="en" fo:country="US" fo:font-weight="bold" style:font-name-asian="Times New Roman1" style:font-family-asian="'Times New Roman'" style:font-family-generic-asian="system" style:font-pitch-asian="variable" style:font-size-asian="17.5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programCode_5f_display" style:display-name="programCode_display" style:family="paragraph" style:parent-style-name="Standard" style:default-outline-level="">
      <style:text-properties style:font-name="Courier New" fo:font-family="'Courier New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Quote" style:family="paragraph" style:parent-style-name="Standard" style:next-style-name="Standard" style:default-outline-level="">
      <style:paragraph-properties fo:margin-left="1.27cm" fo:margin-right="0cm" fo:text-indent="0cm" style:auto-text-indent="false"/>
      <style:text-properties fo:color="#000000" style:font-style-complex="italic"/>
    </style:style>
    <style:style style:name="Recto_5f__28_RRH_29_" style:display-name="Recto_(RRH)" style:family="paragraph" style:auto-update="true" style:default-outline-level="">
      <style:paragraph-properties fo:text-align="end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/>
    </style:style>
    <style:style style:name="Verso_5f__28_LRH_29_" style:display-name="Verso_(LRH)" style:family="paragraph" style:auto-update="true" style:default-outline-level="">
      <style:paragraph-properties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7pt" fo:language="en" fo:country="US" fo:font-style="italic" style:font-name-asian="Times New Roman1" style:font-family-asian="'Times New Roman'" style:font-family-generic-asian="system" style:font-pitch-asian="variable" style:font-size-asian="7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AbsHead" style:family="paragraph" style:auto-update="true" style:default-outline-level="">
      <style:paragraph-properties fo:margin-top="0.212cm" fo:margin-bottom="0.141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11pt" fo:language="fr" fo:country="FR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AckHead" style:family="paragraph" style:auto-update="true" style:default-outline-level="">
      <style:paragraph-properties fo:margin-top="0.388cm" fo:margin-bottom="0.071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AckPara" style:family="paragraph" style:auto-update="true" style:default-outline-level="">
      <style:paragraph-properties fo:line-height="110%" fo:text-align="justify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ppendixH1" style:family="paragraph" style:default-outline-level="">
      <style:paragraph-properties fo:margin-top="0.6cm" fo:margin-bottom="0.071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/>
    </style:style>
    <style:style style:name="AppendixH2" style:family="paragraph" style:default-outline-level="">
      <style:paragraph-properties fo:margin-top="0.106cm" fo:margin-bottom="0.071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2pt"/>
    </style:style>
    <style:style style:name="AppendixH3" style:family="paragraph" style:default-outline-level="">
      <style:paragraph-properties fo:margin-left="0.423cm" fo:margin-right="0cm" fo:margin-top="0.106cm" fo:margin-bottom="0.247cm" loext:contextual-spacing="false" fo:text-align="start" style:justify-single-word="false" fo:orphans="2" fo:widows="2" fo:text-indent="0cm" style:auto-text-indent="false" style:writing-mode="lr-tb"/>
      <style:text-properties style:font-name="Linux Biolinum" fo:font-family="'Linux Biolinum'" style:font-family-generic="roman" style:font-pitch="variable" fo:font-size="9pt" fo:language="en" fo:country="US" fo:font-style="italic" style:font-name-asian="Calibri1" style:font-family-asian="Calibri" style:font-family-generic-asian="system" style:font-pitch-asian="variable" style:font-size-asian="9pt" style:language-asian="en" style:country-asian="US" style:font-style-asian="italic" style:font-name-complex="Linux Biolinum1" style:font-family-complex="'Linux Biolinum'" style:font-family-generic-complex="system" style:font-pitch-complex="variable" style:font-size-complex="12pt"/>
    </style:style>
    <style:style style:name="AuthNotes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4f6228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uthors" style:family="paragraph" style:auto-update="true" style:default-outline-level="">
      <style:paragraph-properties fo:margin-top="0.494cm" fo:margin-bottom="0.282cm" loext:contextual-spacing="false" fo:text-align="start" style:justify-single-word="false" fo:orphans="2" fo:widows="2" style:writing-mode="lr-tb"/>
      <style:text-properties style:font-name="Linux Biolinum" fo:font-family="'Linux Biolinum'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en" style:country-asian="US" style:font-name-complex="Linux Biolinum1" style:font-family-complex="'Linux Biolinum'" style:font-family-generic-complex="system" style:font-pitch-complex="variable" style:font-size-complex="8pt"/>
    </style:style>
    <style:style style:name="BoxText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BoxTitle" style:family="paragraph" style:parent-style-name="Standard" style:default-outline-level="">
      <style:text-properties style:font-name="Cambria" fo:font-family="Cambria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rrespondence" style:family="paragraph" style:parent-style-name="Standard" style:auto-update="true" style:default-outline-level="">
      <style:text-properties fo:color="#215868"/>
    </style:style>
    <style:style style:name="DefItem" style:family="paragraph" style:parent-style-name="Standard" style:auto-update="true" style:default-outline-level="">
      <style:paragraph-properties fo:margin-left="1.27cm" fo:margin-right="0cm" fo:margin-top="0cm" fo:margin-bottom="0.141cm" loext:contextual-spacing="false" fo:text-indent="0cm" style:auto-text-indent="false"/>
      <style:text-properties fo:color="#632423"/>
    </style:style>
    <style:style style:name="DisplayFormula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FigNote" style:family="paragraph" style:parent-style-name="TableFootnote" style:default-outline-level=""/>
    <style:style style:name="FigureCaption" style:family="paragraph" style:auto-update="true" style:default-outline-level="">
      <style:paragraph-properties fo:margin-top="0.388cm" fo:margin-bottom="0.423cm" loext:contextual-spacing="false" fo:text-align="center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GlossaryHead" style:family="paragraph" style:parent-style-name="Head1" style:default-outline-level="">
      <style:text-properties fo:color="#943634" style:font-name="Cambria" fo:font-family="Cambria" style:font-family-generic="roman" style:font-pitch="variable" fo:font-size="14pt" style:font-size-asian="14pt"/>
    </style:style>
    <style:style style:name="KeyWordHead" style:family="paragraph" style:auto-update="true" style:default-outline-level="">
      <style:paragraph-properties fo:margin-top="0.353cm" fo:margin-bottom="0.035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KeyWords" style:family="paragraph" style:parent-style-name="Standard" style:default-outline-level="">
      <style:paragraph-properties fo:margin-top="0.106cm" fo:margin-bottom="0.106cm" loext:contextual-spacing="false"/>
    </style:style>
    <style:style style:name="NomenclatureHead" style:family="paragraph" style:parent-style-name="Standard" style:default-outline-level="">
      <style:text-properties fo:color="#943634" style:font-name="Cambria" fo:font-family="Cambria" style:font-family-generic="roman" style:font-pitch="variable" fo:font-size="14pt" style:font-size-asian="14pt"/>
    </style:style>
    <style:style style:name="Para" style:family="paragraph" style:auto-update="true" style:default-outline-level="">
      <style:paragraph-properties fo:margin-left="0cm" fo:margin-right="0cm" fo:line-height="110%" fo:text-align="start" style:justify-single-word="false" fo:orphans="2" fo:widows="2" fo:text-indent="0.423cm" style:auto-text-indent="false" style:writing-mode="lr-tb"/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Poem" style:family="paragraph" style:parent-style-name="Standard" style:default-outline-level="">
      <style:paragraph-properties fo:margin-left="2.54cm" fo:margin-right="0cm" fo:text-indent="0cm" style:auto-text-indent="false"/>
      <style:text-properties fo:color="#4f6228"/>
    </style:style>
    <style:style style:name="PoemSource" style:family="paragraph" style:parent-style-name="Standard" style:default-outline-level="">
      <style:paragraph-properties fo:text-align="end" style:justify-single-word="false"/>
      <style:text-properties fo:color="#4f6228"/>
    </style:style>
    <style:style style:name="Source" style:family="paragraph" style:parent-style-name="Standard" style:default-outline-level="">
      <style:paragraph-properties fo:margin-left="1.27cm" fo:margin-right="0cm" fo:text-align="end" style:justify-single-word="false" fo:text-indent="0cm" style:auto-text-indent="false"/>
    </style:style>
    <style:style style:name="ReferenceHead" style:family="paragraph" style:auto-update="true" style:default-outline-level="">
      <style:paragraph-properties fo:margin-top="0.353cm" fo:margin-bottom="0.071cm" loext:contextual-spacing="false"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SignatureAff" style:family="paragraph" style:parent-style-name="Standard" style:default-outline-level="">
      <style:paragraph-properties fo:text-align="end" style:justify-single-word="false"/>
    </style:style>
    <style:style style:name="SignatureBlock" style:family="paragraph" style:parent-style-name="Standard" style:default-outline-level="">
      <style:paragraph-properties fo:text-align="end" style:justify-single-word="false"/>
      <style:text-properties loext:padding="0cm" loext:border="0.51pt dotted #00000a"/>
    </style:style>
    <style:style style:name="StatementItalic" style:family="paragraph" style:parent-style-name="Standard" style:auto-update="true" style:default-outline-level="">
      <style:paragraph-properties fo:margin-left="1.27cm" fo:margin-right="0cm" fo:text-indent="0cm" style:auto-text-indent="false"/>
      <style:text-properties fo:font-size="10pt" fo:font-style="italic" style:font-size-asian="10pt" style:font-style-asian="italic"/>
    </style:style>
    <style:style style:name="Statements" style:family="paragraph" style:parent-style-name="Standard" style:default-outline-level="">
      <style:paragraph-properties fo:margin-left="0cm" fo:margin-right="0cm" fo:text-indent="0.423cm" style:auto-text-indent="false"/>
    </style:style>
    <style:style style:name="TableCaption" style:family="paragraph" style:auto-update="true" style:default-outline-level="">
      <style:paragraph-properties fo:margin-top="0.635cm" fo:margin-bottom="0.494cm" loext:contextual-spacing="false" fo:text-align="center" style:justify-single-word="false" fo:orphans="2" fo:widows="2" style:writing-mode="lr-tb"/>
      <style:text-properties style:font-name="Linux Libertine" fo:font-family="'Linux Libertine'" style:font-family-generic="roman" style:font-pitch="variable" fo:font-size="9pt" fo:language="en" fo:country="US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TableFootnote" style:family="paragraph" style:parent-style-name="Standard" style:default-outline-level="">
      <style:paragraph-properties fo:margin-top="0.106cm" fo:margin-bottom="0.353cm" loext:contextual-spacing="false" fo:line-height="100%" fo:text-align="center" style:justify-single-word="false"/>
      <style:text-properties fo:font-size="7pt" style:font-size-asian="7pt" style:font-name-complex="Linux Libertine1" style:font-family-complex="'Linux Libertine'" style:font-family-generic-complex="system" style:font-pitch-complex="variable"/>
    </style:style>
    <style:style style:name="TitleNote" style:family="paragraph" style:parent-style-name="AuthNotes" style:default-outline-level="">
      <style:text-properties fo:font-size="10pt" style:font-size-asian="10pt"/>
    </style:style>
    <style:style style:name="TransAbstract" style:family="paragraph" style:parent-style-name="Abstract" style:default-outline-level="">
      <style:paragraph-properties fo:margin-top="0.035cm" fo:margin-bottom="0.37cm" loext:contextual-spacing="false"/>
    </style:style>
    <style:style style:name="DisplayFormulaUnnum" style:family="paragraph" style:parent-style-name="Standard" style:default-outline-level=""/>
    <style:style style:name="FigureUnnum" style:family="paragraph" style:parent-style-name="Standard" style:default-outline-level=""/>
    <style:style style:name="PresentAddress" style:family="paragraph" style:parent-style-name="Standard" style:default-outline-level=""/>
    <style:style style:name="ParaContinue" style:family="paragraph" style:parent-style-name="Para" style:default-outline-level="">
      <style:paragraph-properties fo:margin-left="0cm" fo:margin-right="0cm" fo:text-indent="0cm" style:auto-text-indent="false"/>
    </style:style>
    <style:style style:name="AuthorBi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DocHead" style:family="paragraph" style:parent-style-name="Standard" style:auto-update="true" style:default-outline-level="">
      <loext:graphic-properties draw:fill="solid" draw:fill-color="#d8d8d8"/>
      <style:paragraph-properties fo:background-color="#d8d8d8" fo:padding-left="0cm" fo:padding-right="0cm" fo:padding-top="0.035cm" fo:padding-bottom="0.035cm" fo:border-left="none" fo:border-right="none" fo:border-top="0.51pt solid #00000a" fo:border-bottom="0.51pt solid #00000a"/>
      <style:text-properties fo:color="#000000" style:font-name="Cambria" fo:font-family="Cambria" style:font-family-generic="roman" style:font-pitch="variable" fo:font-size="16pt" style:font-size-asian="16pt"/>
    </style:style>
    <style:style style:name="UnnumFigure" style:family="paragraph" style:parent-style-name="Standard" style:default-outline-level="">
      <loext:graphic-properties draw:fill="solid" draw:fill-color="#c6d9f1"/>
      <style:paragraph-properties fo:background-color="#c6d9f1" fo:padding-left="0cm" fo:padding-right="0cm" fo:padding-top="0.035cm" fo:padding-bottom="0.035cm" fo:border-left="none" fo:border-right="none" fo:border-top="0.51pt solid #00000a" fo:border-bottom="0.51pt solid #00000a"/>
    </style:style>
    <style:style style:name="UnnumTable" style:family="paragraph" style:parent-style-name="Standard" style:default-outline-level="">
      <loext:graphic-properties draw:fill="solid" draw:fill-color="#f2dbdb"/>
      <style:paragraph-properties fo:background-color="#f2dbdb" fo:padding-left="0cm" fo:padding-right="0cm" fo:padding-top="0.035cm" fo:padding-bottom="0.035cm" fo:border-left="none" fo:border-right="none" fo:border-top="0.51pt solid #00000a" fo:border-bottom="0.51pt solid #00000a"/>
    </style:style>
    <style:style style:name="UnnumScheme" style:family="paragraph" style:parent-style-name="Standard" style:default-outline-level="">
      <loext:graphic-properties draw:fill="solid" draw:fill-color="#dbe5f1"/>
      <style:paragraph-properties fo:background-color="#dbe5f1" fo:padding-left="0cm" fo:padding-right="0cm" fo:padding-top="0.035cm" fo:padding-bottom="0.035cm" fo:border-left="none" fo:border-right="none" fo:border-top="0.51pt solid #00000a" fo:border-bottom="0.51pt solid #00000a"/>
    </style:style>
    <style:style style:name="Reference" style:family="paragraph" style:parent-style-name="Standard" style:default-outline-level=""/>
    <style:style style:name="Bib_5f_entry" style:display-name="Bib_entry" style:family="paragraph" style:auto-update="true" style:default-outline-level="">
      <style:paragraph-properties fo:text-align="start" style:justify-single-word="false" fo:orphans="2" fo:widows="2" style:writing-mode="lr-tb"/>
      <style:text-properties style:font-name="Linux Libertine" fo:font-family="'Linux Libertine'" style:font-family-generic="roman" style:font-pitch="variable" fo:font-size="7pt" fo:language="en" fo:country="US" style:font-name-asian="Calibri1" style:font-family-asian="Calibri" style:font-family-generic-asian="system" style:font-pitch-asian="variable" style:font-size-asian="7pt" style:language-asian="en" style:country-asian="US" style:font-name-complex="Linux Libertine1" style:font-family-complex="'Linux Libertine'" style:font-family-generic-complex="system" style:font-pitch-complex="variable" style:font-size-complex="11pt"/>
    </style:style>
    <style:style style:name="ListStart" style:family="paragraph" style:parent-style-name="Standard" style:default-outline-level=""/>
    <style:style style:name="ListEnd" style:family="paragraph" style:parent-style-name="Standard" style:default-outline-level=""/>
    <style:style style:name="AbbreviationHead" style:family="paragraph" style:parent-style-name="NomenclatureHead" style:default-outline-level=""/>
    <style:style style:name="GraphAbstract" style:family="paragraph" style:parent-style-name="Standard" style:default-outline-level=""/>
    <style:style style:name="caption" style:family="paragraph" style:parent-style-name="Standard" style:next-style-name="Standard" style:auto-update="true" style:default-outline-level="">
      <style:text-properties fo:color="#4f81bd" fo:font-weight="bold" style:font-weight-asian="bold" style:font-size-complex="9pt" style:font-weight-complex="bold"/>
    </style:style>
    <style:style style:name="Epigraph" style:family="paragraph" style:parent-style-name="Standard" style:auto-update="true" style:default-outline-level="">
      <style:paragraph-properties fo:margin-left="1.27cm" fo:margin-right="0cm" fo:text-indent="0cm" style:auto-text-indent="false"/>
      <style:text-properties fo:color="#5f497a" style:font-style-complex="italic"/>
    </style:style>
    <style:style style:name="Dedication" style:family="paragraph" style:parent-style-name="Para" style:auto-update="true" style:default-outline-level="">
      <style:text-properties fo:color="#943634"/>
    </style:style>
    <style:style style:name="Conflictof_20_Interest" style:display-name="Conflictof Interest" style:family="paragraph" style:parent-style-name="Para" style:auto-update="true" style:default-outline-level="">
      <style:text-properties fo:font-size="11pt" style:font-size-asian="11pt"/>
    </style:style>
    <style:style style:name="FloatQuote" style:family="paragraph" style:parent-style-name="Para" style:default-outline-level="">
      <loext:graphic-properties draw:fill="solid" draw:fill-color="#fde9d9"/>
      <style:paragraph-properties fo:margin-left="2cm" fo:margin-right="2cm" fo:text-align="justify" style:justify-single-word="false" fo:text-indent="0cm" style:auto-text-indent="false" fo:background-color="#fde9d9"/>
    </style:style>
    <style:style style:name="PullQuote" style:family="paragraph" style:parent-style-name="Para" style:default-outline-level="">
      <loext:graphic-properties draw:fill="solid" draw:fill-color="#eaf1dd"/>
      <style:paragraph-properties fo:margin-left="2cm" fo:margin-right="2cm" fo:text-align="justify" style:justify-single-word="false" fo:text-indent="0cm" style:auto-text-indent="false" fo:background-color="#eaf1dd"/>
    </style:style>
    <style:style style:name="TableFootTitle" style:family="paragraph" style:parent-style-name="TableFootnote" style:auto-update="true" style:default-outline-level="">
      <style:text-properties fo:font-size="11pt" style:font-size-asian="11pt"/>
    </style:style>
    <style:style style:name="SuppHead" style:family="paragraph" style:parent-style-name="Head1" style:default-outline-level=""/>
    <style:style style:name="SuppInfo" style:family="paragraph" style:parent-style-name="Para" style:default-outline-level=""/>
    <style:style style:name="SuppMedia" style:family="paragraph" style:parent-style-name="Para" style:default-outline-level=""/>
    <style:style style:name="AdditionalInfoHead" style:family="paragraph" style:parent-style-name="Head1" style:default-outline-level=""/>
    <style:style style:name="AdditionalInfo" style:family="paragraph" style:parent-style-name="Para" style:default-outline-level=""/>
    <style:style style:name="Feature" style:family="paragraph" style:parent-style-name="BoxTitle" style:default-outline-level=""/>
    <style:style style:name="AltTitle" style:family="paragraph" style:parent-style-name="Title_5f_document" style:default-outline-level=""/>
    <style:style style:name="AltSubTitle" style:family="paragraph" style:parent-style-name="Subtitle" style:default-outline-level=""/>
    <style:style style:name="Subtitle" style:family="paragraph" style:parent-style-name="Standard" style:next-style-name="Standard" style:default-outline-level="" style:class="chapter">
      <style:paragraph-properties fo:margin-top="0.212cm" fo:margin-bottom="0.106cm" loext:contextual-spacing="false" fo:text-align="center" style:justify-single-word="false"/>
      <style:text-properties style:font-name="Linux Biolinum" fo:font-family="'Linux Biolinum'" style:font-family-generic="roman" style:font-pitch="variable" fo:font-size="12pt" style:font-name-asian="PMingLiU" style:font-family-asian="PMingLiU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 style:font-style-complex="italic"/>
    </style:style>
    <style:style style:name="SelfCitation" style:family="paragraph" style:parent-style-name="Para" style:default-outline-level=""/>
    <style:style style:name="FigSource" style:family="paragraph" style:parent-style-name="Standard" style:default-outline-level=""/>
    <style:style style:name="Copyright" style:family="paragraph" style:parent-style-name="Standard" style:default-outline-level=""/>
    <style:style style:name="InlineSupp" style:family="paragraph" style:parent-style-name="Standard" style:default-outline-level=""/>
    <style:style style:name="SidebarQuote" style:family="paragraph" style:parent-style-name="Standard" style:default-outline-level=""/>
    <style:style style:name="StereoChemComp" style:family="paragraph" style:parent-style-name="Standard" style:default-outline-level=""/>
    <style:style style:name="StereoChemForm" style:family="paragraph" style:parent-style-name="Standard" style:default-outline-level=""/>
    <style:style style:name="StereoChemInfo" style:family="paragraph" style:parent-style-name="Standard" style:default-outline-level=""/>
    <style:style style:name="MTDisplayEquation" style:family="paragraph" style:parent-style-name="Standard" style:next-style-name="Standard" style:default-outline-level="">
      <style:paragraph-properties fo:line-height="200%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7pt" style:font-size-asian="7pt"/>
    </style:style>
    <style:style style:name="SIGPLAN_20_Basic" style:display-name="SIGPLAN Basic" style:family="paragraph" style:default-outline-level="">
      <style:paragraph-properties fo:line-height="0.35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/>
    </style:style>
    <style:style style:name="SIGPLAN_20_Section_20_heading" style:display-name="SIGPLAN Section heading" style:family="paragraph" style:parent-style-name="SIGPLAN_20_Basic" style:default-outline-level="1" style:list-style-name="">
      <style:paragraph-properties fo:margin-top="0.212cm" fo:margin-bottom="0.176cm" loext:contextual-spacing="false" fo:line-height="0.459cm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SIGPLAN_20_Acknowledgments_20_heading" style:display-name="SIGPLAN Acknowledgments heading" style:family="paragraph" style:parent-style-name="SIGPLAN_20_Section_20_heading" style:default-outline-level=""/>
    <style:style style:name="SIGPLAN_20_Abstract_20_heading" style:display-name="SIGPLAN Abstract heading" style:family="paragraph" style:parent-style-name="SIGPLAN_20_Acknowledgments_20_heading" style:default-outline-level="">
      <style:paragraph-properties fo:margin-top="0cm" fo:margin-bottom="0.176cm" loext:contextual-spacing="false" fo:line-height="0.423cm"/>
    </style:style>
    <style:style style:name="SIGPLAN_20_Appendix_20_heading" style:display-name="SIGPLAN Appendix heading" style:family="paragraph" style:parent-style-name="SIGPLAN_20_Section_20_heading" style:default-outline-level=""/>
    <style:style style:name="SIGPLAN_20_Author_20_name" style:display-name="SIGPLAN Author name" style:family="paragraph" style:parent-style-name="Standard" style:default-outline-level="">
      <style:paragraph-properties fo:margin-top="0cm" fo:margin-bottom="0.035cm" loext:contextual-spacing="false" fo:line-height="0.459cm" fo:text-align="center" style:justify-single-word="false" fo:hyphenation-ladder-count="no-limit"/>
      <style:text-properties fo:hyphenate="false" fo:hyphenation-remain-char-count="2" fo:hyphenation-push-char-count="2"/>
    </style:style>
    <style:style style:name="SIGPLAN_20_Author_20_affiliation" style:display-name="SIGPLAN Author affiliation" style:family="paragraph" style:parent-style-name="SIGPLAN_20_Author_20_name" style:default-outline-level="">
      <style:paragraph-properties fo:margin-top="0.176cm" fo:margin-bottom="0cm" loext:contextual-spacing="true" fo:line-height="0.353cm"/>
      <style:text-properties style:font-size-complex="9pt"/>
    </style:style>
    <style:style style:name="SIGPLAN_20_Author_20_email" style:display-name="SIGPLAN Author email" style:family="paragraph" style:parent-style-name="SIGPLAN_20_Author_20_affiliation" style:default-outline-level="">
      <style:paragraph-properties fo:margin-top="0.071cm" fo:margin-bottom="0cm" loext:contextual-spacing="false"/>
      <style:text-properties style:font-name="Trebuchet MS" fo:font-family="'Trebuchet MS'" style:font-family-generic="roman" style:font-pitch="variable" fo:font-size="8pt" style:font-size-asian="8pt"/>
    </style:style>
    <style:style style:name="SIGPLAN_20_Copyright_20_notice" style:display-name="SIGPLAN Copyright notice" style:family="paragraph" style:parent-style-name="SIGPLAN_20_Basic" style:default-outline-level="">
      <style:paragraph-properties fo:line-height="0.282cm" fo:text-align="justify" style:justify-single-word="false" fo:hyphenation-ladder-count="no-limit"/>
      <style:text-properties fo:font-size="7pt" style:font-size-asian="7pt" fo:hyphenate="false" fo:hyphenation-remain-char-count="2" fo:hyphenation-push-char-count="2"/>
    </style:style>
    <style:style style:name="SIGPLAN_20_Paragraph_20_1" style:display-name="SIGPLAN Paragraph 1" style:family="paragraph" style:parent-style-name="SIGPLAN_20_Basic" style:default-outline-level="">
      <style:paragraph-properties fo:text-align="justify" style:justify-single-word="false"/>
    </style:style>
    <style:style style:name="SIGPLAN_20_Enunciation" style:display-name="SIGPLAN Enunciation" style:family="paragraph" style:parent-style-name="SIGPLAN_20_Paragraph_20_1" style:default-outline-level="">
      <style:paragraph-properties fo:margin-top="0.247cm" fo:margin-bottom="0.247cm" loext:contextual-spacing="false"/>
    </style:style>
    <style:style style:name="SIGPLAN_20_Equation" style:display-name="SIGPLAN Equation" style:family="paragraph" style:parent-style-name="SIGPLAN_20_Paragraph_20_1" style:default-outline-level="">
      <style:paragraph-properties fo:margin-top="0.176cm" fo:margin-bottom="0.176cm" loext:contextual-spacing="true" fo:text-align="center" style:justify-single-word="false">
        <style:tab-stops>
          <style:tab-stop style:position="4.233cm" style:type="center"/>
          <style:tab-stop style:position="8.467cm" style:type="right"/>
        </style:tab-stops>
      </style:paragraph-properties>
    </style:style>
    <style:style style:name="SIGPLAN_20_Equation_20_number" style:display-name="SIGPLAN Equation number" style:family="paragraph" style:parent-style-name="SIGPLAN_20_Equation" style:default-outline-level="">
      <style:paragraph-properties fo:text-align="end" style:justify-single-word="false"/>
    </style:style>
    <style:style style:name="SIGPLAN_20_Figure_20_caption" style:display-name="SIGPLAN Figure caption" style:family="paragraph" style:parent-style-name="SIGPLAN_20_Paragraph_20_1" style:default-outline-level="">
      <style:paragraph-properties fo:margin-top="0.035cm" fo:margin-bottom="0.353cm" loext:contextual-spacing="false" fo:text-align="start" style:justify-single-word="false"/>
    </style:style>
    <style:style style:name="SIGPLAN_20_List_20_paragraph" style:display-name="SIGPLAN List paragraph" style:family="paragraph" style:parent-style-name="SIGPLAN_20_Paragraph_20_1" style:default-outline-level="">
      <style:paragraph-properties fo:margin-left="0.459cm" fo:margin-right="0cm" fo:margin-top="0.141cm" fo:margin-bottom="0.141cm" loext:contextual-spacing="false" fo:text-indent="0cm" style:auto-text-indent="false"/>
    </style:style>
    <style:style style:name="SIGPLAN_20_List_20_item" style:display-name="SIGPLAN List item" style:family="paragraph" style:parent-style-name="SIGPLAN_20_List_20_paragraph" style:default-outline-level="">
      <style:paragraph-properties fo:margin-left="0cm" fo:margin-right="0cm" fo:text-indent="0cm" style:auto-text-indent="false"/>
    </style:style>
    <style:style style:name="SIGPLAN_20_Paragraph" style:display-name="SIGPLAN Paragraph" style:family="paragraph" style:parent-style-name="SIGPLAN_20_Paragraph_20_1" style:default-outline-level="">
      <style:paragraph-properties fo:margin-left="0cm" fo:margin-right="0cm" fo:text-indent="0.423cm" style:auto-text-indent="false"/>
    </style:style>
    <style:style style:name="SIGPLAN_20_Paragraph_2f_Subparagraph_20_heading" style:display-name="SIGPLAN Paragraph/Subparagraph heading" style:family="paragraph" style:parent-style-name="SIGPLAN_20_Paragraph_20_1" style:default-outline-level="4" style:list-style-name="">
      <style:paragraph-properties fo:margin-top="0.247cm" fo:margin-bottom="0.353cm" loext:contextual-spacing="false"/>
    </style:style>
    <style:style style:name="SIGPLAN_20_Reference" style:display-name="SIGPLAN Reference" style:family="paragraph" style:parent-style-name="SIGPLAN_20_Paragraph_20_1" style:default-outline-level="">
      <style:paragraph-properties fo:margin-left="0.6cm" fo:margin-right="0cm" fo:margin-top="0cm" fo:margin-bottom="0.141cm" loext:contextual-spacing="false" fo:line-height="0.318cm" fo:text-indent="-0.6cm" style:auto-text-indent="false"/>
      <style:text-properties fo:font-size="8pt" style:font-size-asian="8pt"/>
    </style:style>
    <style:style style:name="SIGPLAN_20_References_20_heading" style:display-name="SIGPLAN References heading" style:family="paragraph" style:parent-style-name="SIGPLAN_20_Acknowledgments_20_heading" style:default-outline-level=""/>
    <style:style style:name="SIGPLAN_20_Subsection_20_heading" style:display-name="SIGPLAN Subsection heading" style:family="paragraph" style:parent-style-name="SIGPLAN_20_Section_20_heading" style:default-outline-level="2" style:list-style-name="">
      <style:paragraph-properties fo:margin-top="0.318cm" fo:margin-bottom="0.176cm" loext:contextual-spacing="false" fo:line-height="0.353cm"/>
      <style:text-properties fo:font-size="9pt" style:font-size-asian="9pt"/>
    </style:style>
    <style:style style:name="SIGPLAN_20_Sub-subsection_20_heading" style:display-name="SIGPLAN Sub-subsection heading" style:family="paragraph" style:parent-style-name="SIGPLAN_20_Subsection_20_heading" style:default-outline-level="3" style:list-style-name=""/>
    <style:style style:name="SIGPLAN_20_Title" style:display-name="SIGPLAN Title" style:family="paragraph" style:parent-style-name="SIGPLAN_20_Basic" style:default-outline-level="">
      <style:paragraph-properties fo:line-height="0.706cm" fo:text-align="center" style:justify-single-word="false" fo:hyphenation-ladder-count="no-limit"/>
      <style:text-properties fo:font-size="18pt" fo:font-weight="bold" style:font-size-asian="18pt" style:font-weight-asian="bold" fo:hyphenate="false" fo:hyphenation-remain-char-count="2" fo:hyphenation-push-char-count="2"/>
    </style:style>
    <style:style style:name="SIGPLAN_20_Subtitle" style:display-name="SIGPLAN Subtitle" style:family="paragraph" style:parent-style-name="SIGPLAN_20_Title" style:default-outline-level="">
      <style:paragraph-properties fo:margin-top="0.212cm" fo:margin-bottom="0.353cm" loext:contextual-spacing="false" fo:line-height="0.635cm"/>
      <style:text-properties fo:font-size="14pt" style:font-size-asian="14pt"/>
    </style:style>
    <style:style style:name="SIGPLAN_20_Table_20_caption" style:display-name="SIGPLAN Table caption" style:family="paragraph" style:parent-style-name="SIGPLAN_20_Figure_20_caption" style:default-outline-level="">
      <style:paragraph-properties fo:margin-top="0cm" fo:margin-bottom="0.035cm" loext:contextual-spacing="false"/>
    </style:style>
    <style:style style:name="Address" style:family="paragraph" style:default-outline-level="">
      <style:paragraph-properties fo:margin-left="1.27cm" fo:margin-right="1.27cm" fo:margin-top="0.423cm" fo:margin-bottom="0.423cm" loext:contextual-spacing="true" fo:line-height="0.988cm" fo:text-align="start" style:justify-single-word="false" fo:orphans="2" fo:widows="2" fo:text-indent="0cm" style:auto-text-indent="false" style:writing-mode="lr-tb"/>
      <style:text-properties fo:color="#244061" style:font-name="Cambria Math" fo:font-family="'Cambria Math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Algorithm" style:family="paragraph" style:parent-style-name="Standard" style:default-outline-level="">
      <style:paragraph-properties fo:line-height="100%"/>
    </style:style>
    <style:style style:name="Annotation" style:family="paragraph" style:parent-style-name="Standard" style:default-outline-level="">
      <style:text-properties fo:font-size="10pt" style:font-size-asian="10pt"/>
    </style:style>
    <style:style style:name="Answer" style:family="paragraph" style:default-outline-level="">
      <style:paragraph-properties fo:margin-left="1.27cm" fo:margin-right="0cm" fo:margin-top="0cm" fo:margin-bottom="0.353cm" loext:contextual-spacing="true" fo:line-height="0.988cm" fo:text-align="start" style:justify-single-word="false" fo:orphans="2" fo:widows="2" fo:text-indent="-1.27cm" style:auto-text-indent="false" style:writing-mode="lr-tb">
        <style:tab-stops>
          <style:tab-stop style:position="1.27cm"/>
        </style:tab-stops>
      </style:paragraph-properties>
      <style:text-properties fo:color="#8b4552" style:font-name="Cambria Math" fo:font-family="'Cambria Math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AppendixNumber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ssessment" style:family="paragraph" style:default-outline-level="">
      <style:paragraph-properties fo:margin-top="0.212cm" fo:margin-bottom="0.212cm" loext:contextual-spacing="false" fo:line-height="0.494cm" fo:text-align="center" style:justify-single-word="false" fo:orphans="2" fo:widows="2" fo:padding-left="0cm" fo:padding-right="0cm" fo:padding-top="0.282cm" fo:padding-bottom="0.423cm" fo:border-left="none" fo:border-right="none" fo:border-top="0.74pt solid #00000a" fo:border-bottom="0.74pt solid #00000a" style:writing-mode="lr-tb"/>
      <style:text-properties fo:color="#ff0000" style:font-name="Arial Unicode MS" fo:font-family="'Arial Unicode MS'" style:font-family-generic="roman" style:font-pitch="variable" fo:font-size="12pt" fo:language="en" fo:country="US" style:font-name-asian="Arial Unicode MS1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AuthInf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uthorBioHead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Bib_5f_LaTex" style:display-name="Bib_LaTex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Blurb" style:family="paragraph" style:parent-style-name="Standard" style:default-outline-level="">
      <style:paragraph-properties fo:margin-left="2.54cm" fo:margin-right="2.54cm" fo:margin-top="0cm" fo:margin-bottom="0.423cm" loext:contextual-spacing="false" fo:line-height="0.635cm" fo:text-indent="0cm" style:auto-text-indent="false"/>
      <style:text-properties style:font-name="Arial Unicode MS" fo:font-family="'Arial Unicode MS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BoxHead1" style:family="paragraph" style:parent-style-name="AppendixH1" style:default-outline-level=""/>
    <style:style style:name="BoxHead2" style:family="paragraph" style:parent-style-name="AppendixH2" style:default-outline-level=""/>
    <style:style style:name="BoxHead3" style:family="paragraph" style:parent-style-name="AppendixH3" style:default-outline-level=""/>
    <style:style style:name="BoxKeyword" style:family="paragraph" style:auto-update="true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Break" style:family="paragraph" style:parent-style-name="Standard" style:default-outline-level="">
      <loext:graphic-properties draw:fill="solid" draw:fill-color="#aaaaaa"/>
      <style:paragraph-properties fo:margin-top="0cm" fo:margin-bottom="0.212cm" loext:contextual-spacing="false" fo:line-height="0.988cm" fo:text-align="center" style:justify-single-word="false" fo:background-color="#aaaaaa"/>
      <style:text-properties style:font-name="Cambria Math" fo:font-family="'Cambria Math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ChapterBegin" style:family="paragraph" style:parent-style-name="Standard" style:default-outline-level="">
      <loext:graphic-properties draw:fill="solid" draw:fill-color="#d9e6ff"/>
      <style:paragraph-properties fo:margin-top="0.635cm" fo:margin-bottom="0.635cm" loext:contextual-spacing="false" fo:line-height="0.635cm" fo:text-align="center" style:justify-single-word="false" fo:background-color="#d9e6ff" style:border-line-width-left="0.026cm 0.026cm 0.106cm" style:border-line-width-right="0.106cm 0.026cm 0.026cm" style:border-line-width-top="0.026cm 0.026cm 0.106cm" fo:padding-left="0.141cm" fo:padding-right="0.141cm" fo:padding-top="0.035cm" fo:padding-bottom="0cm" fo:border-left="4.51pt double #00000a" fo:border-right="4.51pt double #00000a" fo:border-top="4.51pt double #00000a" fo:border-bottom="none"/>
      <style:text-properties fo:color="#660033" style:font-name="Arial Unicode MS" fo:font-family="'Arial Unicode MS'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hapterEnd" style:family="paragraph" style:parent-style-name="Standard" style:default-outline-level="">
      <loext:graphic-properties draw:fill="solid" draw:fill-color="#d9e6ff"/>
      <style:paragraph-properties fo:margin-top="0.635cm" fo:margin-bottom="0.635cm" loext:contextual-spacing="false" fo:line-height="0.635cm" fo:text-align="center" style:justify-single-word="false" fo:background-color="#d9e6ff" style:border-line-width-left="0.026cm 0.026cm 0.106cm" style:border-line-width-right="0.106cm 0.026cm 0.026cm" style:border-line-width-bottom="0.106cm 0.026cm 0.026cm" fo:padding-left="0.141cm" fo:padding-right="0.141cm" fo:padding-top="0cm" fo:padding-bottom="0.035cm" fo:border-left="4.51pt double #00000a" fo:border-right="4.51pt double #00000a" fo:border-top="none" fo:border-bottom="4.51pt double #00000a"/>
      <style:text-properties fo:color="#660033" style:font-name="Arial Unicode MS" fo:font-family="'Arial Unicode MS'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hapterNumber" style:family="paragraph" style:parent-style-name="Standard" style:next-style-name="Standard" style:default-outline-level="">
      <style:paragraph-properties fo:margin-top="0.635cm" fo:margin-bottom="0.212cm" loext:contextual-spacing="false" fo:line-height="0.988cm" fo:keep-together="always" fo:orphans="0" fo:widows="0" fo:keep-with-next="always"/>
      <style:text-properties style:font-name="Arial Unicode MS" fo:font-family="'Arial Unicode MS'" style:font-family-generic="roman" style:font-pitch="variable" fo:font-size="18pt" fo:font-style="italic" fo:font-weight="bold" style:font-name-asian="Times New Roman1" style:font-family-asian="'Times New Roman'" style:font-family-generic-asian="system" style:font-pitch-asian="variable" style:font-size-asian="18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hapterTitle" style:family="paragraph" style:parent-style-name="ChapterNumber" style:default-outline-level="">
      <style:text-properties fo:font-size="20pt" fo:font-style="normal" style:font-size-asian="20pt" style:font-style-asian="normal"/>
    </style:style>
    <style:style style:name="ChapterSubTitle" style:family="paragraph" style:parent-style-name="ChapterTitle" style:next-style-name="Standard" style:default-outline-level="">
      <style:paragraph-properties fo:margin-top="0cm" fo:margin-bottom="0.212cm" loext:contextual-spacing="false"/>
      <style:text-properties fo:font-size="18pt" fo:font-style="italic" fo:font-weight="normal" style:font-size-asian="18pt" style:font-style-asian="italic" style:font-weight-asian="normal"/>
    </style:style>
    <style:style style:name="ChemFormula" style:family="paragraph" style:parent-style-name="Standard" style:default-outline-level=""/>
    <style:style style:name="ChemFormulaUnnum" style:family="paragraph" style:parent-style-name="Standard" style:default-outline-level=""/>
    <style:style style:name="Chemistry" style:family="paragraph" style:parent-style-name="Standard" style:default-outline-level="">
      <style:paragraph-properties fo:margin-left="2.54cm" fo:margin-right="1.27cm" fo:line-height="0.988cm" fo:text-align="center" style:justify-single-word="false" fo:text-indent="-1.27cm" style:auto-text-indent="false">
        <style:tab-stops>
          <style:tab-stop style:position="15.24cm" style:type="right"/>
        </style:tab-stops>
      </style:paragraph-properties>
      <style:text-properties fo:color="#006666"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ClientTag" style:family="paragraph" style:parent-style-name="Standard" style:default-outline-level=""/>
    <style:style style:name="Contributor" style:family="paragraph" style:parent-style-name="Standard" style:default-outline-level="">
      <style:paragraph-properties fo:margin-top="0cm" fo:margin-bottom="0.212cm" loext:contextual-spacing="true" fo:line-height="0.635cm" fo:text-align="center" style:justify-single-word="false" fo:keep-together="always"/>
      <style:text-properties style:font-name="Arial Unicode MS" fo:font-family="'Arial Unicode MS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Definition" style:family="paragraph" style:parent-style-name="Standard" style:default-outline-level="">
      <style:paragraph-properties fo:margin-left="1.27cm" fo:margin-right="0cm" fo:line-height="0.988cm" fo:text-indent="-1.27cm" style:auto-text-indent="false">
        <style:tab-stops>
          <style:tab-stop style:position="15.24cm" style:type="right"/>
        </style:tab-stops>
      </style:paragraph-properties>
      <style:text-properties fo:color="#006666" style:font-name="Cambria Math" fo:font-family="'Cambria Math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Dialogue" style:family="paragraph" style:parent-style-name="Standard" style:default-outline-level="">
      <style:paragraph-properties fo:margin-left="5.08cm" fo:margin-right="1.27cm" fo:margin-top="0cm" fo:margin-bottom="0.353cm" loext:contextual-spacing="true" fo:line-height="0.988cm" fo:text-indent="-3.81cm" style:auto-text-indent="false">
        <style:tab-stops>
          <style:tab-stop style:position="5.08cm"/>
        </style:tab-stops>
      </style:paragraph-properties>
      <style:text-properties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Dictionary" style:family="paragraph" style:parent-style-name="Standard" style:default-outline-level="">
      <style:paragraph-properties fo:line-height="0.635cm">
        <style:tab-stops>
          <style:tab-stop style:position="1.27cm" style:type="right"/>
          <style:tab-stop style:position="2.54cm"/>
          <style:tab-stop style:position="3.81cm"/>
          <style:tab-stop style:position="5.08cm"/>
          <style:tab-stop style:position="15.24cm" style:type="right" style:leader-style="dotted" style:leader-text="."/>
        </style:tab-stops>
      </style:paragraph-properties>
      <style:text-properties fo:color="#007a37"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Disclosure" style:family="paragraph" style:parent-style-name="Para" style:default-outline-level=""/>
    <style:style style:name="DisclosureHead" style:family="paragraph" style:parent-style-name="Head1" style:default-outline-level=""/>
    <style:style style:name="Editors" style:family="paragraph" style:parent-style-name="Standard" style:default-outline-level=""/>
    <style:style style:name="ExampleBegin" style:family="paragraph" style:parent-style-name="Standard" style:default-outline-level="">
      <loext:graphic-properties draw:fill="solid" draw:fill-color="#dfdfdf"/>
      <style:paragraph-properties fo:margin-top="0.635cm" fo:margin-bottom="0.635cm" loext:contextual-spacing="false" fo:line-height="0.635cm" fo:text-align="center" style:justify-single-word="false" fo:background-color="#dfdfdf" fo:padding-left="0.141cm" fo:padding-right="0.141cm" fo:padding-top="0.035cm" fo:padding-bottom="0cm" fo:border-left="1.5pt dashed #00000a" fo:border-right="1.5pt dashed #00000a" fo:border-top="1.5pt dashed #00000a" fo:border-bottom="none"/>
      <style:text-properties fo:color="#660033" style:font-name="Arial Unicode MS" fo:font-family="'Arial Unicode MS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xampleEnd" style:family="paragraph" style:parent-style-name="Standard" style:default-outline-level="">
      <loext:graphic-properties draw:fill="solid" draw:fill-color="#dfdfdf"/>
      <style:paragraph-properties fo:margin-top="0.635cm" fo:margin-bottom="0.635cm" loext:contextual-spacing="false" fo:line-height="0.635cm" fo:text-align="center" style:justify-single-word="false" fo:background-color="#dfdfdf" fo:padding-left="0.141cm" fo:padding-right="0.141cm" fo:padding-top="0cm" fo:padding-bottom="0.035cm" fo:border-left="1.5pt dashed #00000a" fo:border-right="1.5pt dashed #00000a" fo:border-top="none" fo:border-bottom="1.5pt dashed #00000a"/>
      <style:text-properties fo:color="#660033" style:font-name="Arial Unicode MS" fo:font-family="'Arial Unicode MS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xerciseBegin" style:family="paragraph" style:parent-style-name="Standard" style:default-outline-level="">
      <loext:graphic-properties draw:fill="solid" draw:fill-color="#dfdfdf"/>
      <style:paragraph-properties fo:margin-top="0.635cm" fo:margin-bottom="0.635cm" loext:contextual-spacing="false" fo:line-height="0.635cm" fo:text-align="center" style:justify-single-word="false" fo:background-color="#dfdfdf" fo:padding-left="0.141cm" fo:padding-right="0.141cm" fo:padding-top="0.035cm" fo:padding-bottom="0cm" fo:border-left="1.5pt dashed #00000a" fo:border-right="1.5pt dashed #00000a" fo:border-top="1.5pt dashed #00000a" fo:border-bottom="none"/>
      <style:text-properties fo:color="#660033" style:font-name="Arial Unicode MS" fo:font-family="'Arial Unicode MS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xerciseEnd" style:family="paragraph" style:parent-style-name="Standard" style:default-outline-level="">
      <loext:graphic-properties draw:fill="solid" draw:fill-color="#dfdfdf"/>
      <style:paragraph-properties fo:margin-top="0.635cm" fo:margin-bottom="0.635cm" loext:contextual-spacing="false" fo:line-height="0.635cm" fo:text-align="center" style:justify-single-word="false" fo:background-color="#dfdfdf" fo:padding-left="0.141cm" fo:padding-right="0.141cm" fo:padding-top="0cm" fo:padding-bottom="0.035cm" fo:border-left="1.5pt dashed #00000a" fo:border-right="1.5pt dashed #00000a" fo:border-top="none" fo:border-bottom="1.5pt dashed #00000a"/>
      <style:text-properties fo:color="#660033" style:font-name="Arial Unicode MS" fo:font-family="'Arial Unicode MS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xerciseSection" style:family="paragraph" style:parent-style-name="Standard" style:default-outline-level=""/>
    <style:style style:name="Explanation" style:family="paragraph" style:parent-style-name="Standard" style:default-outline-level="">
      <style:paragraph-properties fo:margin-top="0cm" fo:margin-bottom="0.423cm" loext:contextual-spacing="false" fo:line-height="150%"/>
      <style:text-properties fo:color="#666633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Extract" style:family="paragraph" style:parent-style-name="Standard" style:default-outline-level="">
      <style:paragraph-properties fo:margin-left="0.635cm" fo:margin-right="0.635cm" fo:margin-top="0.212cm" fo:margin-bottom="0.212cm" loext:contextual-spacing="true" fo:line-height="100%" fo:text-indent="0cm" style:auto-text-indent="false"/>
      <style:text-properties style:font-name-asian="Times New Roman1" style:font-family-asian="'Times New Roman'" style:font-family-generic-asian="system" style:font-pitch-asian="variable" style:font-name-complex="Linux Libertine1" style:font-family-complex="'Linux Libertine'" style:font-family-generic-complex="system" style:font-pitch-complex="variable" style:font-size-complex="10pt"/>
    </style:style>
    <style:style style:name="ExtractBegin" style:family="paragraph" style:parent-style-name="Standard" style:default-outline-level="">
      <loext:graphic-properties draw:fill="solid" draw:fill-color="#dfdfdf"/>
      <style:paragraph-properties fo:margin-top="0.635cm" fo:margin-bottom="0.635cm" loext:contextual-spacing="false" fo:line-height="0.635cm" fo:text-align="center" style:justify-single-word="false" fo:background-color="#dfdfdf" fo:padding-left="0.141cm" fo:padding-right="0.141cm" fo:padding-top="0.035cm" fo:padding-bottom="0cm" fo:border-left="1.5pt dashed #00000a" fo:border-right="1.5pt dashed #00000a" fo:border-top="1.5pt dashed #00000a" fo:border-bottom="none"/>
      <style:text-properties fo:color="#660033" style:font-name="Arial Unicode MS" fo:font-family="'Arial Unicode MS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xtractEnd" style:family="paragraph" style:parent-style-name="Standard" style:default-outline-level="">
      <loext:graphic-properties draw:fill="solid" draw:fill-color="#dfdfdf"/>
      <style:paragraph-properties fo:margin-top="0.635cm" fo:margin-bottom="0.635cm" loext:contextual-spacing="false" fo:line-height="0.635cm" fo:text-align="center" style:justify-single-word="false" fo:background-color="#dfdfdf" fo:padding-left="0.141cm" fo:padding-right="0.141cm" fo:padding-top="0cm" fo:padding-bottom="0.035cm" fo:border-left="1.5pt dashed #00000a" fo:border-right="1.5pt dashed #00000a" fo:border-top="none" fo:border-bottom="1.5pt dashed #00000a"/>
      <style:text-properties fo:color="#660033" style:font-name="Arial Unicode MS" fo:font-family="'Arial Unicode MS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eatureFixedTitle" style:family="paragraph" style:parent-style-name="Standard" style:default-outline-level=""/>
    <style:style style:name="FeatureHead1" style:family="paragraph" style:parent-style-name="Standard" style:default-outline-level=""/>
    <style:style style:name="FeatureHead2" style:family="paragraph" style:parent-style-name="FeatureHead1" style:default-outline-level=""/>
    <style:style style:name="FeatureTitle" style:family="paragraph" style:parent-style-name="BoxTitle" style:default-outline-level=""/>
    <style:style style:name="FigCopyright" style:family="paragraph" style:parent-style-name="Standard" style:default-outline-level=""/>
    <style:style style:name="FigKeyword" style:family="paragraph" style:parent-style-name="Standard" style:default-outline-level=""/>
    <style:style style:name="FundingHead" style:family="paragraph" style:parent-style-name="AckHead" style:default-outline-level=""/>
    <style:style style:name="FundingPara" style:family="paragraph" style:parent-style-name="FundingHead" style:next-style-name="AckPara" style:default-outline-level=""/>
    <style:style style:name="Head6" style:family="paragraph" style:parent-style-name="Standard" style:default-outline-level="6" style:list-style-name="">
      <style:paragraph-properties fo:margin-left="1.27cm" fo:margin-right="0cm" fo:margin-top="0cm" fo:margin-bottom="0.212cm" loext:contextual-spacing="false" fo:keep-together="always" fo:orphans="0" fo:widows="0" fo:text-indent="0cm" style:auto-text-indent="false" fo:keep-with-next="always"/>
      <style:text-properties style:font-name="Linux Biolinum" fo:font-family="'Linux Biolinum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int" style:family="paragraph" style:parent-style-name="Standard" style:default-outline-level="">
      <style:paragraph-properties fo:line-height="150%"/>
      <style:text-properties fo:color="#993300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Index1" style:family="paragraph" style:parent-style-name="Standard" style:default-outline-level=""/>
    <style:style style:name="Index2" style:family="paragraph" style:parent-style-name="Standard" style:default-outline-level="">
      <style:paragraph-properties fo:margin-left="0.501cm" fo:margin-right="0cm" fo:text-indent="0cm" style:auto-text-indent="false"/>
    </style:style>
    <style:style style:name="Index3" style:family="paragraph" style:parent-style-name="Standard" style:default-outline-level="">
      <style:paragraph-properties fo:margin-left="1cm" fo:margin-right="0cm" fo:text-indent="0cm" style:auto-text-indent="false"/>
    </style:style>
    <style:style style:name="Index4" style:family="paragraph" style:parent-style-name="Standard" style:default-outline-level="">
      <style:paragraph-properties fo:margin-left="1.501cm" fo:margin-right="0cm" fo:text-indent="0cm" style:auto-text-indent="false"/>
    </style:style>
    <style:style style:name="IndexHead" style:family="paragraph" style:parent-style-name="Standard" style:default-outline-level=""/>
    <style:style style:name="Letter-ps" style:family="paragraph" style:parent-style-name="Standard" style:next-style-name="Standard" style:default-outline-level=""/>
    <style:style style:name="MainHeading" style:family="paragraph" style:parent-style-name="Standard" style:default-outline-level="">
      <style:paragraph-properties fo:margin-left="0cm" fo:margin-right="5.08cm" fo:line-height="0.635cm" fo:orphans="0" fo:widows="0" fo:text-indent="0cm" style:auto-text-indent="false" fo:padding-left="0.141cm" fo:padding-right="0.141cm" fo:padding-top="0.035cm" fo:padding-bottom="0.212cm" fo:border="0.51pt solid #00000a"/>
      <style:text-properties style:font-name="Arial Unicode MS" fo:font-family="'Arial Unicode MS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MarginNote" style:family="paragraph" style:parent-style-name="Standard" style:default-outline-level="">
      <style:paragraph-properties fo:margin-left="-1.27cm" fo:margin-right="0cm" fo:line-height="0.988cm" fo:text-indent="0cm" style:auto-text-indent="false"/>
      <style:text-properties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MetadataHead" style:family="paragraph" style:parent-style-name="Standard" style:default-outline-level="">
      <style:text-properties fo:color="#4f81bd" style:font-name="Times New Roman" fo:font-family="'Times New Roman'" style:font-family-generic="roman" style:font-pitch="variable" fo:font-size="10pt" style:font-size-asian="10pt"/>
    </style:style>
    <style:style style:name="MiscText" style:family="paragraph" style:auto-update="true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Para_5f_bib" style:display-name="Para_bib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ParaFirst" style:family="paragraph" style:default-outline-level="">
      <style:paragraph-properties fo:margin-top="0.635cm" fo:margin-bottom="0.353cm" loext:contextual-spacing="false" fo:line-height="0.988cm" fo:text-align="start" style:justify-single-word="false" fo:orphans="2" fo:widows="2" style:writing-mode="lr-tb"/>
      <style:text-properties style:font-name="Cambria Math" fo:font-family="'Cambria Math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PartBegin" style:family="paragraph" style:parent-style-name="Standard" style:default-outline-level="">
      <loext:graphic-properties draw:fill="solid" draw:fill-color="#d9e6ff"/>
      <style:paragraph-properties fo:margin-top="0.635cm" fo:margin-bottom="0.635cm" loext:contextual-spacing="false" fo:line-height="0.635cm" fo:text-align="center" style:justify-single-word="false" fo:background-color="#d9e6ff" style:border-line-width-left="0.026cm 0.026cm 0.106cm" style:border-line-width-right="0.106cm 0.026cm 0.026cm" style:border-line-width-top="0.026cm 0.026cm 0.106cm" fo:padding-left="0.141cm" fo:padding-right="0.141cm" fo:padding-top="0.035cm" fo:padding-bottom="0cm" fo:border-left="4.51pt double #00000a" fo:border-right="4.51pt double #00000a" fo:border-top="4.51pt double #00000a" fo:border-bottom="none"/>
      <style:text-properties fo:color="#660033" style:font-name="Arial Unicode MS" fo:font-family="'Arial Unicode MS'" style:font-family-generic="roman" style:font-pitch="variable" fo:font-size="14pt" fo:language="en" fo:country="GB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PartEnd" style:family="paragraph" style:parent-style-name="PartBegin" style:default-outline-level="">
      <style:paragraph-properties style:border-line-width-left="0.026cm 0.026cm 0.106cm" style:border-line-width-right="0.106cm 0.026cm 0.026cm" style:border-line-width-bottom="0.106cm 0.026cm 0.026cm" fo:padding-left="0.141cm" fo:padding-right="0.141cm" fo:padding-top="0cm" fo:padding-bottom="0.035cm" fo:border-left="4.51pt double #00000a" fo:border-right="4.51pt double #00000a" fo:border-top="none" fo:border-bottom="4.51pt double #00000a"/>
    </style:style>
    <style:style style:name="PartNumber" style:family="paragraph" style:parent-style-name="Standard" style:next-style-name="Standard" style:default-outline-level="">
      <style:paragraph-properties fo:margin-top="0.847cm" fo:margin-bottom="0.353cm" loext:contextual-spacing="false" fo:line-height="0.988cm" fo:text-align="center" style:justify-single-word="false" fo:keep-together="always" fo:keep-with-next="always"/>
      <style:text-properties style:font-name="Arial Unicode MS" fo:font-family="'Arial Unicode MS'" style:font-family-generic="roman" style:font-pitch="variable" fo:font-size="24pt" style:font-name-asian="Times New Roman1" style:font-family-asian="'Times New Roman'" style:font-family-generic-asian="system" style:font-pitch-asian="variable" style:font-size-asian="24pt" style:font-name-complex="Times New Roman1" style:font-family-complex="'Times New Roman'" style:font-family-generic-complex="system" style:font-pitch-complex="variable" style:font-size-complex="10pt"/>
    </style:style>
    <style:style style:name="PartTitle" style:family="paragraph" style:parent-style-name="PartNumber" style:next-style-name="Standard" style:default-outline-level="">
      <style:text-properties fo:font-weight="bold" style:font-weight-asian="bold"/>
    </style:style>
    <style:style style:name="Prelims" style:family="paragraph" style:parent-style-name="Standard" style:default-outline-level="">
      <style:paragraph-properties fo:line-height="0.635cm">
        <style:tab-stops>
          <style:tab-stop style:position="1.27cm" style:type="right"/>
          <style:tab-stop style:position="2.54cm"/>
          <style:tab-stop style:position="3.81cm"/>
          <style:tab-stop style:position="5.08cm"/>
          <style:tab-stop style:position="15.24cm" style:type="right" style:leader-style="dotted" style:leader-text="."/>
        </style:tab-stops>
      </style:paragraph-properties>
      <style:text-properties fo:color="#000000" style:font-name="Cambria Math" fo:font-family="'Cambria Math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Proof" style:family="paragraph" style:parent-style-name="Standard" style:default-outline-level="">
      <style:paragraph-properties fo:margin-left="0cm" fo:margin-right="0cm" fo:line-height="0.988cm" fo:text-indent="1.27cm" style:auto-text-indent="false"/>
      <style:text-properties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PublisherDate" style:family="paragraph" style:parent-style-name="Standard" style:default-outline-level="">
      <style:paragraph-properties fo:margin-top="0cm" fo:margin-bottom="0.353cm" loext:contextual-spacing="true" fo:line-height="0.635cm" fo:text-align="center" style:justify-single-word="false"/>
      <style:text-properties fo:color="#000000" style:font-name="Arial Unicode MS" fo:font-family="'Arial Unicode M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Question" style:family="paragraph" style:parent-style-name="Standard" style:default-outline-level="">
      <style:paragraph-properties fo:margin-left="1.27cm" fo:margin-right="0cm" fo:margin-top="0cm" fo:margin-bottom="0.353cm" loext:contextual-spacing="true" fo:line-height="0.988cm" fo:text-indent="-1.27cm" style:auto-text-indent="false">
        <style:tab-stops>
          <style:tab-stop style:position="1.27cm"/>
        </style:tab-stops>
      </style:paragraph-properties>
      <style:text-properties fo:color="#4f272f" style:font-name="Cambria Math" fo:font-family="'Cambria Math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Question_5f_Fillblank" style:display-name="Question_Fillblank" style:family="paragraph" style:parent-style-name="Standard" style:default-outline-level="">
      <style:paragraph-properties fo:margin-top="0cm" fo:margin-bottom="0.423cm" loext:contextual-spacing="false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Question_5f_Match" style:display-name="Question_Match" style:family="paragraph" style:parent-style-name="Standard" style:default-outline-level="">
      <style:paragraph-properties fo:margin-top="0cm" fo:margin-bottom="0.423cm" loext:contextual-spacing="false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Question_5f_MultiCh" style:display-name="Question_MultiCh" style:family="paragraph" style:parent-style-name="Standard" style:default-outline-level="">
      <style:paragraph-properties fo:margin-top="0cm" fo:margin-bottom="0.423cm" loext:contextual-spacing="false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Question_5f_TrueFalse" style:display-name="Question_TrueFalse" style:family="paragraph" style:parent-style-name="Standard" style:default-outline-level="">
      <style:paragraph-properties fo:margin-top="0cm" fo:margin-bottom="0.423cm" loext:contextual-spacing="false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Quotation" style:family="paragraph" style:parent-style-name="Standard" style:default-outline-level="">
      <style:paragraph-properties fo:text-align="center" style:justify-single-word="false"/>
      <style:text-properties fo:font-size="8pt" style:font-size-asian="8pt"/>
    </style:style>
    <style:style style:name="RefHead1" style:family="paragraph" style:parent-style-name="ReferenceHead" style:default-outline-level="">
      <style:paragraph-properties fo:margin-left="0.501cm" fo:margin-right="0cm" fo:text-indent="0cm" style:auto-text-indent="false"/>
    </style:style>
    <style:style style:name="RefHead2" style:family="paragraph" style:parent-style-name="ReferenceHead" style:default-outline-level="">
      <style:paragraph-properties fo:margin-left="1cm" fo:margin-right="0cm" fo:text-indent="0cm" style:auto-text-indent="false"/>
    </style:style>
    <style:style style:name="RefHead3" style:family="paragraph" style:parent-style-name="ReferenceHead" style:default-outline-level="">
      <style:paragraph-properties fo:margin-left="1.501cm" fo:margin-right="0cm" fo:margin-top="0.053cm" fo:margin-bottom="0.071cm" loext:contextual-spacing="false" fo:text-indent="0cm" style:auto-text-indent="false"/>
    </style:style>
    <style:style style:name="RelatedArtic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Salutation" style:family="paragraph" style:parent-style-name="Standard" style:next-style-name="Standard" style:default-outline-level="" style:class="text"/>
    <style:style style:name="Speech" style:family="paragraph" style:parent-style-name="AppendixNumber" style:default-outline-level=""/>
    <style:style style:name="Spine" style:family="paragraph" style:parent-style-name="Standard" style:default-outline-level="">
      <style:paragraph-properties fo:line-height="0.635cm" style:border-line-width-top="0.026cm 0.106cm 0.053cm" style:border-line-width-bottom="0.053cm 0.106cm 0.026cm" fo:padding-left="0cm" fo:padding-right="0cm" fo:padding-top="0.282cm" fo:padding-bottom="0.423cm" fo:border-left="none" fo:border-right="none" fo:border-top="5.24pt double #00000a" fo:border-bottom="5.24pt double #00000a"/>
      <style:text-properties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SuppKeyword" style:family="paragraph" style:parent-style-name="SuppInfo" style:default-outline-level=""/>
    <style:style style:name="Contents_20_1" style:display-name="Contents 1" style:family="paragraph" style:parent-style-name="Standard" style:default-outline-level="" style:class="index"/>
    <style:style style:name="Contents_20_2" style:display-name="Contents 2" style:family="paragraph" style:parent-style-name="Standard" style:default-outline-level="" style:class="index"/>
    <style:style style:name="Contents_20_3" style:display-name="Contents 3" style:family="paragraph" style:parent-style-name="Standard" style:default-outline-level="" style:class="index"/>
    <style:style style:name="Contents_20_4" style:display-name="Contents 4" style:family="paragraph" style:parent-style-name="Standard" style:default-outline-level="" style:class="index"/>
    <style:style style:name="Contents_20_Heading" style:display-name="Contents Heading" style:family="paragraph" style:parent-style-name="Standard" style:default-outline-level="" style:class="index"/>
    <style:style style:name="Translation" style:family="paragraph" style:parent-style-name="Extract" style:default-outline-level="">
      <style:text-properties fo:color="#7030a0"/>
    </style:style>
    <style:style style:name="Update" style:family="paragraph" style:parent-style-name="Standard" style:default-outline-level="">
      <style:paragraph-properties fo:margin-left="0cm" fo:margin-right="0cm" fo:line-height="0.988cm" fo:text-indent="1.27cm" style:auto-text-indent="false" fo:padding-left="0cm" fo:padding-right="0cm" fo:padding-top="0.212cm" fo:padding-bottom="0.564cm" fo:border-left="none" fo:border-right="none" fo:border-top="0.51pt dashed #00000a" fo:border-bottom="0.51pt dashed #00000a"/>
      <style:text-properties fo:color="#760016" style:font-name="Cambria Math" fo:font-family="'Cambria Math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Value" style:family="paragraph" style:parent-style-name="Standard" style:next-style-name="Standard" style:default-outline-level=""/>
    <style:style style:name="Video" style:family="paragraph" style:parent-style-name="Standard" style:default-outline-level="">
      <style:paragraph-properties fo:margin-top="0cm" fo:margin-bottom="0.212cm" loext:contextual-spacing="false" fo:line-height="0.494cm" fo:text-align="center" style:justify-single-word="false" fo:padding-left="0cm" fo:padding-right="0cm" fo:padding-top="0.282cm" fo:padding-bottom="0.423cm" fo:border-left="none" fo:border-right="none" fo:border-top="0.74pt solid #00000a" fo:border-bottom="0.74pt solid #00000a"/>
      <style:text-properties fo:color="#ff0000"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Worksolution" style:family="paragraph" style:parent-style-name="Standard" style:default-outline-level="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DZ"/>
    </style:style>
    <style:style style:name="Yours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SidebarText" style:family="paragraph" style:parent-style-name="Standard" style:default-outline-level="">
      <style:paragraph-properties fo:margin-left="0.838cm" fo:margin-right="0cm" fo:line-height="15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CCSHead" style:family="paragraph" style:parent-style-name="KeyWordHead" style:default-outline-level=""/>
    <style:style style:name="CCSDescription" style:family="paragraph" style:parent-style-name="KeyWords" style:default-outline-level=""/>
    <style:style style:name="AlgorithmCaption" style:family="paragraph" style:parent-style-name="Standard" style:default-outline-level="">
      <style:paragraph-properties fo:margin-top="0.353cm" fo:margin-bottom="0.353cm" loext:contextual-spacing="false" fo:padding-left="0cm" fo:padding-right="0cm" fo:padding-top="0.071cm" fo:padding-bottom="0.071cm" fo:border-left="none" fo:border-right="none" fo:border-top="0.51pt solid #00000a" fo:border-bottom="0.51pt solid #00000a"/>
    </style:style>
    <style:style style:name="RefFormatHead" style:family="paragraph" style:parent-style-name="Standard" style:default-outline-level="">
      <style:paragraph-properties fo:margin-top="0.212cm" fo:margin-bottom="0.353cm" loext:contextual-spacing="false"/>
      <style:text-properties fo:font-size="8pt" fo:font-weight="bold" style:font-size-asian="8pt" style:font-weight-asian="bold" style:font-name-complex="Linux Libertine1" style:font-family-complex="'Linux Libertine'" style:font-family-generic-complex="system" style:font-pitch-complex="variable"/>
    </style:style>
    <style:style style:name="RefFormatPara" style:family="paragraph" style:parent-style-name="Standard" style:default-outline-level="">
      <style:paragraph-properties fo:margin-top="0.106cm" fo:margin-bottom="0.106cm" loext:contextual-spacing="true"/>
      <style:text-properties fo:font-size="8pt" style:font-size-asian="8pt"/>
    </style:style>
    <style:style style:name="AppendixH4" style:family="paragraph" style:parent-style-name="Para" style:default-outline-level="">
      <style:text-properties style:language-asian="it" style:country-asian="IT"/>
    </style:style>
    <style:style style:name="Style1" style:family="paragraph" style:parent-style-name="Head4" style:default-outline-level=""/>
    <style:style style:name="PermissionBlock" style:family="paragraph" style:parent-style-name="footnote_20_text" style:default-outline-level="">
      <style:text-properties style:language-asian="it" style:country-asian="I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Endnote_20_Text_20_Char" style:display-name="Endnote Text Char" style:family="text" style:parent-style-name="Default_20_Paragraph_20_Font">
      <style:text-properties style:font-name="Linux Libertine" fo:font-family="'Linux Libertine'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Arial" style:font-family-complex="Arial" style:font-family-generic-complex="system" style:font-pitch-complex="variable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ata_5f_bold" style:display-name="data_bold" style:family="text"/>
    <style:style style:name="hps" style:family="text"/>
    <style:style style:name="volume" style:family="text"/>
    <style:style style:name="page" style:family="text"/>
    <style:style style:name="short_5f_text" style:display-name="short_tex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Linux Libertine" fo:font-family="'Linux Libertine'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Arial" style:font-family-complex="Arial" style:font-family-generic-complex="system" style:font-pitch-complex="variable" style:font-size-complex="11pt"/>
    </style:style>
    <style:style style:name="Comment_20_Subject_20_Char" style:display-name="Comment Subject Char" style:family="text" style:parent-style-name="Comment_20_Text_20_Char">
      <style:text-properties style:font-name="Linux Libertine" fo:font-family="'Linux Libertine'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en" style:country-asian="US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meta-value" style:family="text"/>
    <style:style style:name="source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publicationdate" style:family="text"/>
    <style:style style:name="hithilit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PMingLiU" style:font-family-asian="PMingLiU" style:font-family-generic-asian="system" style:font-pitch-asian="variable" style:font-size-asian="14pt" style:language-asian="en" style:country-asian="US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0070c0" style:font-name="Cambria" fo:font-family="Cambria" style:font-family-generic="roman" style:font-pitch="variable" fo:font-size="13pt" fo:language="en" fo:country="US" fo:font-weight="bold" style:font-name-asian="PMingLiU" style:font-family-asian="PMingLiU" style:font-family-generic-asian="system" style:font-pitch-asian="variable" style:font-size-asian="13pt" style:language-asian="en" style:country-asian="US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3634" style:font-name="Cambria" fo:font-family="Cambria" style:font-family-generic="roman" style:font-pitch="variable" fo:font-size="9pt" fo:language="en" fo:country="US" fo:font-weight="bold" style:font-name-asian="PMingLiU" style:font-family-asian="PMingLiU" style:font-family-generic-asian="system" style:font-pitch-asian="variable" style:font-size-asian="9pt" style:language-asian="en" style:country-asian="US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Heading_20_4_20_Char" style:display-name="Heading 4 Char" style:family="text" style:parent-style-name="Default_20_Paragraph_20_Font">
      <style:text-properties fo:color="#943634" style:font-name="Cambria" fo:font-family="Cambria" style:font-family-generic="roman" style:font-pitch="variable" fo:font-size="9pt" fo:language="en" fo:country="US" fo:font-style="italic" style:font-name-asian="PMingLiU" style:font-family-asian="PMingLiU" style:font-family-generic-asian="system" style:font-pitch-asian="variable" style:font-size-asian="9pt" style:language-asian="en" style:country-asian="US" style:font-style-asian="italic" style:font-name-complex="Arial" style:font-family-complex="Arial" style:font-family-generic-complex="system" style:font-pitch-complex="variable" style:font-size-complex="11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4f6228" style:font-name="Cambria" fo:font-family="Cambria" style:font-family-generic="roman" style:font-pitch="variable" fo:language="en" fo:country="US" fo:font-weight="bold" style:font-name-asian="PMingLiU" style:font-family-asian="PMingLiU" style:font-family-generic-asian="system" style:font-pitch-asian="variable" style:language-asian="en" style:country-asian="US" style:font-weight-asian="bold" style:font-name-complex="Arial" style:font-family-complex="Arial" style:font-family-generic-complex="system" style:font-pitch-complex="variable" style:font-size-complex="11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DZ" style:font-weight-complex="bold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Arial" style:font-family-complex="Arial" style:font-family-generic-complex="system" style:font-pitch-complex="variable" style:font-size-complex="12pt" style:language-complex="ar" style:country-complex="DZ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Arial" style:font-family-complex="Arial" style:font-family-generic-complex="system" style:font-pitch-complex="variable" style:font-size-complex="12pt" style:language-complex="ar" style:country-complex="DZ" style:font-style-complex="italic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size-complex="11pt" style:language-complex="ar" style:country-complex="DZ"/>
    </style:style>
    <style:style style:name="DOI" style:family="text" style:parent-style-name="Default_20_Paragraph_20_Font">
      <style:text-properties fo:color="#00000a" loext:padding="0cm" loext:border="non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ublisher" style:family="text" style:parent-style-name="Default_20_Paragraph_20_Font">
      <style:text-properties fo:color="#00000a" loext:padding="0cm" loext:border="none"/>
    </style:style>
    <style:style style:name="Quote_20_Char" style:display-name="Quote Char" style:family="text" style:parent-style-name="Default_20_Paragraph_20_Font">
      <style:text-properties fo:color="#000000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font-style-complex="italic"/>
    </style:style>
    <style:style style:name="URL" style:family="text" style:parent-style-name="Default_20_Paragraph_20_Font">
      <style:text-properties fo:color="#00000a" loext:padding="0cm" loext:border="none"/>
    </style:style>
    <style:style style:name="Volume" style:family="text" style:parent-style-name="Default_20_Paragraph_20_Font">
      <style:text-properties fo:color="#00000a" loext:padding="0cm" loext:border="none"/>
    </style:style>
    <style:style style:name="Pages" style:family="text" style:parent-style-name="Default_20_Paragraph_20_Font">
      <style:text-properties fo:color="#00000a" loext:padding="0cm" loext:border="none"/>
    </style:style>
    <style:style style:name="Degree" style:family="text" style:parent-style-name="Default_20_Paragraph_20_Font">
      <style:text-properties fo:color="#00000a" loext:padding="0cm" loext:border="none"/>
    </style:style>
    <style:style style:name="Role" style:family="text" style:parent-style-name="Default_20_Paragraph_20_Font">
      <style:text-properties fo:color="#92d050"/>
    </style:style>
    <style:style style:name="AbsHead_20_Char" style:display-name="AbsHead Char" style:family="text" style:parent-style-name="Default_20_Paragraph_20_Font">
      <style:text-properties style:font-name="Linux Libertine" fo:font-family="'Linux Libertine'" style:font-family-generic="roman" style:font-pitch="variable" fo:font-size="11pt" fo:language="fr" fo:country="FR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AcceptedDate" style:family="text" style:parent-style-name="Default_20_Paragraph_20_Font">
      <style:text-properties fo:color="#ff0000"/>
    </style:style>
    <style:style style:name="AckHead_20_Char" style:display-name="AckHead Char" style:family="text" style:parent-style-name="Default_20_Paragraph_20_Font">
      <style:text-properties style:font-name="Linux Libertine" fo:font-family="'Linux Libertine'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Appendix_20_Char" style:display-name="Appendix Char" style:family="text" style:parent-style-name="Default_20_Paragraph_20_Font">
      <style:text-properties fo:color="#1f497d" style:font-name="Cambria" fo:font-family="Cambria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rticleTitle" style:family="text" style:parent-style-name="Default_20_Paragraph_20_Font">
      <style:text-properties fo:color="#00000a" loext:padding="0cm" loext:border="none"/>
    </style:style>
    <style:style style:name="author-comment" style:family="text" style:parent-style-name="Default_20_Paragraph_20_Font">
      <style:text-properties fo:color="#8064a2"/>
    </style:style>
    <style:style style:name="Authors_20_Char" style:display-name="Authors Char" style:family="text" style:parent-style-name="Default_20_Paragraph_20_Font">
      <style:text-properties style:font-name="Linux Biolinum" fo:font-family="'Linux Biolinum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Linux Biolinum1" style:font-family-complex="'Linux Biolinum'" style:font-family-generic-complex="system" style:font-pitch-complex="variable" style:font-size-complex="11pt"/>
    </style:style>
    <style:style style:name="BookTitle" style:family="text" style:parent-style-name="Default_20_Paragraph_20_Font">
      <style:text-properties fo:color="#00000a" loext:padding="0cm" loext:border="none"/>
    </style:style>
    <style:style style:name="City" style:family="text" style:parent-style-name="Default_20_Paragraph_20_Font">
      <style:text-properties fo:color="#00000a" loext:padding="0cm" loext:border="none"/>
    </style:style>
    <style:style style:name="Collab" style:family="text" style:parent-style-name="Default_20_Paragraph_20_Font">
      <style:text-properties fo:color="#00000a" loext:padding="0cm" loext:border="none"/>
    </style:style>
    <style:style style:name="ConfDate" style:family="text" style:parent-style-name="Default_20_Paragraph_20_Font">
      <style:text-properties fo:color="#ff0066" style:font-name="Times New Roman" fo:font-family="'Times New Roman'" style:font-family-generic="roman" style:font-pitch="variable" fo:font-size="10pt" style:font-size-asian="10pt"/>
    </style:style>
    <style:style style:name="ConfLoc" style:family="text" style:parent-style-name="Default_20_Paragraph_20_Font">
      <style:text-properties fo:color="#003300" fo:background-color="#9999ff" loext:padding="0cm" loext:border="none"/>
    </style:style>
    <style:style style:name="ConfName" style:family="text" style:parent-style-name="Default_20_Paragraph_20_Font">
      <style:text-properties fo:color="#15bdbd"/>
    </style:style>
    <style:style style:name="Correspondence_20_Char" style:display-name="Correspondence Char" style:family="text" style:parent-style-name="Default_20_Paragraph_20_Font">
      <style:text-properties fo:color="#215868"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Country" style:family="text" style:parent-style-name="Default_20_Paragraph_20_Font">
      <style:text-properties fo:color="#00000a" loext:padding="0cm" loext:border="none"/>
    </style:style>
    <style:style style:name="DisplayFormula_20_Char" style:display-name="DisplayFormula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EdFirstName" style:family="text" style:parent-style-name="Default_20_Paragraph_20_Font">
      <style:text-properties fo:color="#00000a" loext:padding="0cm" loext:border="none"/>
    </style:style>
    <style:style style:name="Edition" style:family="text" style:parent-style-name="Default_20_Paragraph_20_Font">
      <style:text-properties fo:color="#00000a" loext:padding="0cm" loext:border="none"/>
    </style:style>
    <style:style style:name="EdSurname" style:family="text" style:parent-style-name="Default_20_Paragraph_20_Font">
      <style:text-properties fo:color="#00000a" loext:padding="0cm" loext:border="none"/>
    </style:style>
    <style:style style:name="Email" style:family="text" style:parent-style-name="Default_20_Paragraph_20_Font">
      <style:text-properties fo:color="#0808b8"/>
    </style:style>
    <style:style style:name="Fax" style:family="text" style:parent-style-name="Default_20_Paragraph_20_Font">
      <style:text-properties fo:color="#c00000"/>
    </style:style>
    <style:style style:name="FigureCaption_20_Char" style:display-name="FigureCaption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FirstName" style:family="text" style:parent-style-name="Default_20_Paragraph_20_Font">
      <style:text-properties fo:color="#00000a" loext:padding="0cm" loext:border="none"/>
    </style:style>
    <style:style style:name="focus" style:family="text" style:parent-style-name="Default_20_Paragraph_20_Font"/>
    <style:style style:name="FundAgency" style:family="text" style:parent-style-name="Default_20_Paragraph_20_Font">
      <style:text-properties fo:color="#666699"/>
    </style:style>
    <style:style style:name="FundNumber" style:family="text" style:parent-style-name="Default_20_Paragraph_20_Font">
      <style:text-properties fo:color="#9900ff"/>
    </style:style>
    <style:style style:name="Issue" style:family="text" style:parent-style-name="Default_20_Paragraph_20_Font">
      <style:text-properties fo:color="#00000a" loext:padding="0cm" loext:border="none"/>
    </style:style>
    <style:style style:name="JournalTitle" style:family="text" style:parent-style-name="Default_20_Paragraph_20_Font">
      <style:text-properties fo:color="#00000a" loext:padding="0cm" loext:border="none"/>
    </style:style>
    <style:style style:name="Label" style:family="text" style:parent-style-name="Default_20_Paragraph_20_Font">
      <style:text-properties fo:color="#00000a" style:font-name="Linux Biolinum" fo:font-family="'Linux Biolinum'" style:font-family-generic="roman" style:font-pitch="variable" fo:font-size="9pt" fo:font-weight="bold" style:font-size-asian="9pt" style:font-weight-asian="bold"/>
    </style:style>
    <style:style style:name="MiscDate" style:family="text" style:parent-style-name="Default_20_Paragraph_20_Font">
      <style:text-properties fo:color="#7030a0"/>
    </style:style>
    <style:style style:name="name-alternative" style:family="text" style:parent-style-name="Default_20_Paragraph_20_Font">
      <style:text-properties fo:color="#0d0d0d"/>
    </style:style>
    <style:style style:name="OrgDiv" style:family="text" style:parent-style-name="Default_20_Paragraph_20_Font">
      <style:text-properties fo:color="#548dd4"/>
    </style:style>
    <style:style style:name="OrgName" style:family="text" style:parent-style-name="Default_20_Paragraph_20_Font">
      <style:text-properties fo:color="#17365d"/>
    </style:style>
    <style:style style:name="PatentNum" style:family="text" style:parent-style-name="Default_20_Paragraph_20_Font">
      <style:text-properties fo:color="#0000ff"/>
    </style:style>
    <style:style style:name="Phone" style:family="text" style:parent-style-name="Default_20_Paragraph_20_Font">
      <style:text-properties fo:color="#a0502c"/>
    </style:style>
    <style:style style:name="PinCode" style:family="text" style:parent-style-name="Default_20_Paragraph_20_Font">
      <style:text-properties fo:color="#808000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efix" style:family="text" style:parent-style-name="Default_20_Paragraph_20_Font">
      <style:text-properties fo:color="#00000a" loext:padding="0cm" loext:border="none"/>
    </style:style>
    <style:style style:name="ReceivedDate" style:family="text" style:parent-style-name="Default_20_Paragraph_20_Font">
      <style:text-properties fo:color="#00b050"/>
    </style:style>
    <style:style style:name="RefMisc" style:family="text" style:parent-style-name="Default_20_Paragraph_20_Font">
      <style:text-properties fo:color="#00000a" loext:padding="0cm" loext:border="none"/>
    </style:style>
    <style:style style:name="RevisedDate" style:family="text" style:parent-style-name="Default_20_Paragraph_20_Font">
      <style:text-properties fo:color="#0070c0"/>
    </style:style>
    <style:style style:name="State" style:family="text" style:parent-style-name="Default_20_Paragraph_20_Font">
      <style:text-properties fo:color="#a70b38"/>
    </style:style>
    <style:style style:name="Street" style:family="text" style:parent-style-name="Default_20_Paragraph_20_Font">
      <style:text-properties fo:color="#00000a" loext:padding="0cm" loext:border="none"/>
    </style:style>
    <style:style style:name="Suffix" style:family="text" style:parent-style-name="Default_20_Paragraph_20_Font">
      <style:text-properties fo:color="#00000a" loext:padding="0cm" loext:border="none"/>
    </style:style>
    <style:style style:name="Surname" style:family="text" style:parent-style-name="Default_20_Paragraph_20_Font">
      <style:text-properties fo:color="#00000a" loext:padding="0cm" loext:border="none"/>
    </style:style>
    <style:style style:name="TableCaption_20_Char" style:display-name="TableCaption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name-complex="Linux Libertine1" style:font-family-complex="'Linux Libertine'" style:font-family-generic-complex="system" style:font-pitch-complex="variable" style:font-size-complex="11pt"/>
    </style:style>
    <style:style style:name="TableFootnote_20_Char" style:display-name="TableFootnote Char" style:family="text" style:parent-style-name="Default_20_Paragraph_20_Font">
      <style:text-properties style:font-name="Linux Libertine" fo:font-family="'Linux Libertine'" style:font-family-generic="roman" style:font-pitch="variable" fo:font-size="7pt" fo:language="en" fo:country="US" style:font-name-asian="Calibri1" style:font-family-asian="Calibri" style:font-family-generic-asian="system" style:font-pitch-asian="variable" style:font-size-asian="7pt" style:language-asian="en" style:country-asian="US" style:font-name-complex="Linux Libertine1" style:font-family-complex="'Linux Libertine'" style:font-family-generic-complex="system" style:font-pitch-complex="variable" style:font-size-complex="11pt"/>
    </style:style>
    <style:style style:name="TransTitle" style:family="text" style:parent-style-name="Default_20_Paragraph_20_Font">
      <style:text-properties fo:color="#e36c0a"/>
    </style:style>
    <style:style style:name="Year" style:family="text" style:parent-style-name="Default_20_Paragraph_20_Font">
      <style:text-properties fo:color="#00000a" loext:padding="0cm" loext:border="none"/>
    </style:style>
    <style:style style:name="Date_20_Char" style:display-name="Date Char" style:family="text" style:parent-style-name="Default_20_Paragraph_20_Font"/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PMingLiU" style:font-family-asian="PMingLiU" style:font-family-generic-asian="system" style:font-pitch-asian="variable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DisplayFormulaUnnum_20_Char" style:display-name="DisplayFormulaUnnum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FigureUnnum_20_Char" style:display-name="FigureUnnum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PresentAddress_20_Char" style:display-name="PresentAddress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ParaContinue_20_Char" style:display-name="ParaContinue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AuthorBio_20_Char" style:display-name="AuthorBio Char" style:family="text" style:parent-style-name="Default_20_Paragraph_20_Font"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Proceeding" style:family="text" style:parent-style-name="Default_20_Paragraph_20_Font">
      <style:text-properties fo:color="#00000a" loext:padding="0cm" loext:border="none"/>
    </style:style>
    <style:style style:name="Report" style:family="text" style:parent-style-name="Default_20_Paragraph_20_Font">
      <style:text-properties loext:padding="0cm" loext:border="none"/>
    </style:style>
    <style:style style:name="Thesis" style:family="text" style:parent-style-name="Default_20_Paragraph_20_Font">
      <style:text-properties fo:color="#00000a" loext:padding="0cm" loext:border="none"/>
    </style:style>
    <style:style style:name="Issn" style:family="text" style:parent-style-name="Default_20_Paragraph_20_Font">
      <style:text-properties loext:padding="0cm" loext:border="none"/>
    </style:style>
    <style:style style:name="Isbn" style:family="text" style:parent-style-name="Default_20_Paragraph_20_Font">
      <style:text-properties loext:padding="0cm" loext:border="none"/>
    </style:style>
    <style:style style:name="Coden" style:family="text" style:parent-style-name="Default_20_Paragraph_20_Font">
      <style:text-properties fo:color="#00000a" loext:padding="0cm" loext:border="none"/>
    </style:style>
    <style:style style:name="Patent" style:family="text" style:parent-style-name="Default_20_Paragraph_20_Font">
      <style:text-properties fo:color="#00000a" loext:padding="0cm" loext:border="none"/>
    </style:style>
    <style:style style:name="MiddleName" style:family="text" style:parent-style-name="Default_20_Paragraph_20_Font">
      <style:text-properties fo:color="#00000a" loext:padding="0cm" loext:border="none"/>
    </style:style>
    <style:style style:name="Query" style:family="text" style:parent-style-name="Default_20_Paragraph_20_Font">
      <style:text-properties fo:background-color="#ffff0f" loext:padding="0cm" loext:border="none"/>
    </style:style>
    <style:style style:name="EdMiddleName" style:family="text" style:parent-style-name="Default_20_Paragraph_20_Font">
      <style:text-properties loext:padding="0cm" loext:border="none"/>
    </style:style>
    <style:style style:name="GrantNumber" style:family="text" style:parent-style-name="FundingNumber">
      <style:text-properties fo:color="#9900ff"/>
    </style:style>
    <style:style style:name="GrantSponser" style:family="text" style:parent-style-name="FundingAgency">
      <style:text-properties fo:color="#666699"/>
    </style:style>
    <style:style style:name="FundingNumber" style:family="text" style:parent-style-name="Default_20_Paragraph_20_Font">
      <style:text-properties fo:color="#9900ff"/>
    </style:style>
    <style:style style:name="FundingAgency" style:family="text" style:parent-style-name="Default_20_Paragraph_20_Font">
      <style:text-properties fo:color="#ff0000"/>
    </style:style>
    <style:style style:name="Subtitle_20_Char1" style:display-name="Subtitle Char1" style:family="text" style:parent-style-name="Default_20_Paragraph_20_Font">
      <style:text-properties style:font-name="Linux Biolinum" fo:font-family="'Linux Biolinum'" style:font-family-generic="roman" style:font-pitch="variable" fo:font-size="12pt" fo:language="en" fo:country="US" style:font-name-asian="PMingLiU" style:font-family-asian="PMingLiU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font-style-complex="italic"/>
    </style:style>
    <style:style style:name="ListTitle" style:family="text" style:parent-style-name="Label">
      <style:text-properties fo:color="#00000a" style:font-name="Linux Biolinum" fo:font-family="'Linux Biolinum'" style:font-family-generic="roman" style:font-pitch="variable" fo:font-size="9pt" fo:font-weight="normal" style:font-size-asian="9pt" style:font-weight-asian="normal"/>
    </style:style>
    <style:style style:name="Isource" style:family="text" style:parent-style-name="ListTitle">
      <style:text-properties fo:color="#c0504d" style:font-name="Linux Biolinum" fo:font-family="'Linux Biolinum'" style:font-family-generic="roman" style:font-pitch="variable" fo:font-size="9pt" fo:font-weight="normal" style:font-size-asian="9pt" style:font-weight-asian="normal"/>
    </style:style>
    <style:style style:name="AltName" style:family="text" style:parent-style-name="Default_20_Paragraph_20_Font">
      <style:text-properties fo:color="#403152"/>
    </style:style>
    <style:style style:name="MTDisplayEquation_20_Char" style:display-name="MTDisplayEquation Char" style:family="text" style:parent-style-name="Default_20_Paragraph_20_Font"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MTConvertedEquation" style:family="text" style:parent-style-name="Default_20_Paragraph_20_Font">
      <style:text-properties fo:font-size="14pt" style:font-size-asian="14pt" style:font-size-complex="14pt"/>
    </style:style>
    <style:style style:name="Footnote_20_Text_20_Char" style:display-name="Footnote Text Char" style:family="text" style:parent-style-name="Default_20_Paragraph_20_Font">
      <style:text-properties style:font-name="Linux Libertine" fo:font-family="'Linux Libertine'" style:font-family-generic="roman" style:font-pitch="variable" fo:font-size="7pt" fo:language="en" fo:country="US" style:font-name-asian="Calibri1" style:font-family-asian="Calibri" style:font-family-generic-asian="system" style:font-pitch-asian="variable" style:font-size-asian="7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SIGPLAN_20_Code" style:display-name="SIGPLAN Code" style:family="text" style:parent-style-name="Default_20_Paragraph_20_Font">
      <style:text-properties style:font-name="Lucida Console" fo:font-family="'Lucida Console'" style:font-family-generic="roman" style:font-pitch="variable" fo:font-size="8pt" style:font-size-asian="8pt"/>
    </style:style>
    <style:style style:name="SIGPLAN_20_Computer" style:display-name="SIGPLAN Computer" style:family="text" style:parent-style-name="Default_20_Paragraph_20_Font">
      <style:text-properties style:font-name="Trebuchet MS" fo:font-family="'Trebuchet MS'" style:font-family-generic="roman" style:font-pitch="variable" fo:font-size="8pt" style:font-size-asian="8pt"/>
    </style:style>
    <style:style style:name="SIGPLAN_20_Emphasize" style:display-name="SIGPLAN Emphasize" style:family="text">
      <style:text-properties fo:font-style="italic" style:font-style-asian="italic"/>
    </style:style>
    <style:style style:name="SIGPLAN_20_Enunciation_20_caption" style:display-name="SIGPLAN Enunciation caption" style:family="text" style:parent-style-name="Default_20_Paragraph_20_Font">
      <style:text-properties fo:font-variant="small-caps"/>
    </style:style>
    <style:style style:name="SIGPLAN_20_Paragraph_20_heading" style:display-name="SIGPLAN Paragraph heading" style:family="text">
      <style:text-properties fo:font-style="italic" fo:font-weight="bold" style:font-style-asian="italic" style:font-weight-asian="bold"/>
    </style:style>
    <style:style style:name="SIGPLAN_20_Subparagraph_20_heading" style:display-name="SIGPLAN Subparagraph heading" style:family="text">
      <style:text-properties fo:font-style="italic" style:font-style-asian="italic"/>
    </style:style>
    <style:style style:name="BookSeries" style:family="text"/>
    <style:style style:name="CJK" style:family="text"/>
    <style:style style:name="Correct" style:family="text" style:parent-style-name="Default_20_Paragraph_20_Font">
      <style:text-properties fo:color="#0070c0" fo:font-weight="bold" style:font-weight-asian="bold"/>
    </style:style>
    <style:style style:name="EpreprintDate" style:family="text" style:parent-style-name="Default_20_Paragraph_20_Font">
      <style:text-properties fo:background-color="#b8cce4" loext:padding="0cm" loext:border="none"/>
    </style:style>
    <style:style style:name="EqnCount" style:family="text" style:parent-style-name="Default_20_Paragraph_20_Font">
      <style:text-properties fo:color="#0000ff"/>
    </style:style>
    <style:style style:name="eSlide" style:family="text" style:parent-style-name="Default_20_Paragraph_20_Font">
      <style:text-properties fo:color="#ff0000"/>
    </style:style>
    <style:style style:name="FigCount" style:family="text" style:parent-style-name="Default_20_Paragraph_20_Font">
      <style:text-properties fo:color="#0000ff"/>
    </style:style>
    <style:style style:name="Orcid" style:family="text" style:parent-style-name="Default_20_Paragraph_20_Font">
      <style:text-properties fo:color="#7030a0"/>
    </style:style>
    <style:style style:name="RefCount" style:family="text" style:parent-style-name="Default_20_Paragraph_20_Font">
      <style:text-properties fo:color="#0000ff"/>
    </style:style>
    <style:style style:name="RevisedDate1" style:family="text" style:parent-style-name="Default_20_Paragraph_20_Font">
      <style:text-properties fo:color="#5f497a"/>
    </style:style>
    <style:style style:name="RevisedDate2" style:family="text" style:parent-style-name="Default_20_Paragraph_20_Font">
      <style:text-properties fo:color="#e36c0a"/>
    </style:style>
    <style:style style:name="Salutation_20_Char" style:display-name="Salutation Char" style:family="text" style:parent-style-name="Default_20_Paragraph_20_Font">
      <style:text-properties style:font-name="Linux Libertine" fo:font-family="'Linux Libertine'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Subject1" style:family="text" style:parent-style-name="Default_20_Paragraph_20_Font">
      <style:text-properties fo:color="#002060" style:font-name="Times New Roman" fo:font-family="'Times New Roman'" style:font-family-generic="roman" style:font-pitch="variable" fo:font-size="10pt" style:font-size-asian="10pt"/>
    </style:style>
    <style:style style:name="Subject2" style:family="text" style:parent-style-name="Subject1">
      <style:text-properties fo:color="#002060" style:font-name="Times New Roman" fo:font-family="'Times New Roman'" style:font-family-generic="roman" style:font-pitch="variable" fo:font-size="10pt" style:font-size-asian="10pt"/>
    </style:style>
    <style:style style:name="TblCount" style:family="text" style:parent-style-name="Default_20_Paragraph_20_Font">
      <style:text-properties fo:color="#0000ff"/>
    </style:style>
    <style:style style:name="page_20_number" style:display-name="page number" style:family="text" style:parent-style-name="Default_20_Paragraph_20_Font">
      <style:text-properties style:font-name="Linux Libertine" fo:font-family="'Linux Libertine'" style:font-family-generic="roman" style:font-pitch="variable" fo:font-size="7pt" style:font-size-asian="7pt"/>
    </style:style>
    <style:style style:name="line_20_number" style:display-name="line number" style:family="text" style:parent-style-name="Default_20_Paragraph_20_Font">
      <style:text-properties fo:font-size="8pt" style:font-size-asian="8pt"/>
    </style:style>
    <style:style style:name="KeyTerm" style:family="text" style:parent-style-name="Default_20_Paragraph_20_Font">
      <style:text-properties fo:color="#e36c0a"/>
    </style:style>
    <style:style style:name="OtherTitle" style:family="text" style:parent-style-name="Default_20_Paragraph_20_Font">
      <style:text-properties fo:background-color="#b6dde8" loext:padding="0cm" loext:border="none"/>
    </style:style>
    <style:style style:name="term-InText" style:family="text"/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asian="PMingLiU" style:font-family-asian="PMingLiU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0pt" fo:font-style="normal" fo:font-weight="normal" style:font-size-asian="10pt" style:font-style-asian="normal" style:font-weight-asian="normal"/>
    </style:style>
    <style:style style:name="ListLabel_20_11" style:display-name="ListLabel 11" style:family="text">
      <style:text-properties fo:color="#00000a" fo:font-style="normal" fo:font-weight="normal" style:font-style-asian="normal" style:font-weight-asian="normal"/>
    </style:style>
    <style:style style:name="ListLabel_20_12" style:display-name="ListLabel 12" style:family="text">
      <style:text-properties fo:font-size="10pt" fo:font-style="normal" fo:font-weight="normal" style:font-size-asian="10pt" style:font-style-asian="normal" style:font-weight-asian="normal"/>
    </style:style>
    <style:style style:name="ListLabel_20_13" style:display-name="ListLabel 13" style:family="text">
      <style:text-properties fo:font-size="10pt" fo:font-style="normal" fo:font-weight="normal" style:font-size-asian="10pt" style:font-style-asian="normal" style:font-weight-asian="normal"/>
    </style:style>
    <style:style style:name="ListLabel_20_14" style:display-name="ListLabel 14" style:family="text">
      <style:text-properties fo:font-size="12pt" style:font-size-asian="12pt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12pt" style:font-size-asian="12pt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style:font-size-asian="12pt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GPLAN_20_List_20_bullet" style:display-name="SIGPLAN List bull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GPLAN_20_List_20_letter" style:display-name="SIGPLAN List letter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GPLAN_20_List_20_number" style:display-name="SIGPLAN List number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52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018cm" fo:text-indent="-0.009cm" fo:margin-left="0.018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text:list-tab-stop-position="0.889cm" fo:text-indent="-0.889cm" fo:margin-left="0.889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1.778cm" fo:text-indent="-0.889cm" fo:margin-left="1.778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1" style:num-suffix="" text:bullet-char="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number text:level="3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style:num-suffix=")" style:num-format="i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1.905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78cm" fo:text-indent="-0.889cm" fo:margin-left="1.7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4cm" fo:text-indent="-0.635cm" fo:margin-left="0.64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52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52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 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 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 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cknowledgments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bstract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ppendix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59cm" fo:text-indent="-0.353cm" fo:margin-left="0.459cm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917cm" fo:text-indent="-0.353cm" fo:margin-left="0.917cm"/>
        </style:list-level-properties>
        <style:text-properties fo:font-family="Symbol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376cm" fo:text-indent="-0.353cm" fo:margin-left="1.376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834cm" fo:text-indent="-0.353cm" fo:margin-left="1.834cm"/>
        </style:list-level-properties>
        <style:text-properties fo:font-family="Symbol" style:font-charset="x-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293cm" fo:text-indent="-0.353cm" fo:margin-left="2.293cm"/>
        </style:list-level-properties>
        <style:text-properties fo:font-family="Symbol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752cm" fo:text-indent="-0.353cm" fo:margin-left="2.752cm"/>
        </style:list-level-properties>
        <style:text-properties fo:font-family="Symbol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1cm" fo:text-indent="-0.353cm" fo:margin-left="3.21cm"/>
        </style:list-level-properties>
        <style:text-properties fo:font-family="Symbol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3.669cm" fo:text-indent="-0.353cm" fo:margin-left="3.669cm"/>
        </style:list-level-properties>
        <style:text-properties fo:font-family="Symbol" style:font-charset="x-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128cm" fo:text-indent="-0.353cm" fo:margin-left="4.128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0.459cm" fo:text-indent="-0.141cm" fo:margin-left="0.45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0.917cm" fo:text-indent="-0.141cm" fo:margin-left="0.917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1.376cm" fo:text-indent="-0.141cm" fo:margin-left="1.376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1.834cm" fo:text-indent="-0.141cm" fo:margin-left="1.83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2.293cm" fo:text-indent="-0.141cm" fo:margin-left="2.293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2.752cm" fo:text-indent="-0.141cm" fo:margin-left="2.752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3.21cm" fo:text-indent="-0.141cm" fo:margin-left="3.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3.669cm" fo:text-indent="-0.141cm" fo:margin-left="3.669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4.128cm" fo:text-indent="-0.141cm" fo:margin-left="4.1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459cm" fo:text-indent="-0.141cm" fo:margin-left="0.459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917cm" fo:text-indent="-0.141cm" fo:margin-left="0.917cm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.376cm" fo:text-indent="-0.141cm" fo:margin-left="1.376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834cm" fo:text-indent="-0.141cm" fo:margin-left="1.834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2.293cm" fo:text-indent="-0.141cm" fo:margin-left="2.293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2.752cm" fo:text-indent="-0.141cm" fo:margin-left="2.75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3.21cm" fo:text-indent="-0.141cm" fo:margin-left="3.21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3.669cm" fo:text-indent="-0.141cm" fo:margin-left="3.66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4.128cm" fo:text-indent="-0.141cm" fo:margin-left="4.1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eferences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rel-width="100%" fo:margin-left="-0.191cm" fo:margin-top="0cm" fo:margin-bottom="0cm" table:align="left" style:writing-mode="lr-tb"/>
    </style:style>
    <style:style style:name="Table2.A" style:family="table-column">
      <style:table-column-properties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1" style:family="table">
      <style:table-properties style:rel-width="100%" fo:margin-left="-0.191cm" fo:margin-top="0cm" fo:margin-bottom="0cm" table:align="left" style:writing-mode="lr-tb"/>
    </style:style>
    <style:style style:name="Table1.A" style:family="table-column">
      <style:table-column-properties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text-align="start" style:justify-single-word="false">
        <style:tab-stops/>
      </style:paragraph-properties>
      <style:text-properties style:font-name="Linux Biolinum" officeooo:rsid="000dc75d" officeooo:paragraph-rsid="000dc75d" style:font-name-complex="Linux Biolinum1"/>
    </style:style>
    <style:style style:name="MP2" style:family="paragraph" style:parent-style-name="Header">
      <style:paragraph-properties fo:text-align="end" style:justify-single-word="false">
        <style:tab-stops/>
      </style:paragraph-properties>
      <style:text-properties style:font-name="Linux Biolinum" style:font-name-complex="Linux Biolinum1"/>
    </style:style>
    <style:style style:name="MP3" style:family="paragraph" style:parent-style-name="Header">
      <style:paragraph-properties fo:text-align="start" style:justify-single-word="false">
        <style:tab-stops/>
      </style:paragraph-properties>
      <style:text-properties style:font-name="Linux Biolinum" style:font-name-complex="Linux Biolinum1"/>
    </style:style>
    <style:style style:name="MP4" style:family="paragraph" style:parent-style-name="Footer">
      <style:paragraph-properties fo:margin-left="0cm" fo:margin-right="0.635cm" fo:text-indent="0cm" style:auto-text-indent="false"/>
      <style:text-properties style:font-name="Linux Biolinum" style:font-name-complex="Linux Biolinum1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Linux Biolinum" style:font-name-complex="Linux Biolinum1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41cm" fo:margin-left="0cm" fo:margin-right="0cm" fo:margin-bottom="0.64cm" style:dynamic-spacing="true"/>
      </style:header-style>
      <style:footer-style>
        <style:header-footer-properties fo:min-height="0.917cm" fo:margin-left="0cm" fo:margin-right="0cm" fo:margin-top="0.8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646cm" fo:margin-bottom="2.822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646cm" fo:margin-bottom="2.822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MP1">Udacity - Artitificial Intelligence Nanodegree</text:p>
            </table:table-cell>
            <table:table-cell table:style-name="Table2.A1" office:value-type="string">
              <text:p text:style-name="MP2"/>
            </table:table-cell>
          </table:table-row>
        </table:table>
        <text:p text:style-name="Header"/>
      </style:header>
      <style:header-left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3">WOODSTOCK’97, July 2016, El Paso, Texas USA</text:p>
            </table:table-cell>
            <table:table-cell table:style-name="Table1.A1" office:value-type="string">
              <text:p text:style-name="MP2">G. Gubbiotti et al.</text:p>
            </table:table-cell>
          </table:table-row>
        </table:table>
        <text:p text:style-name="Header"/>
      </style:header-left>
      <style:footer>
        <text:p text:style-name="MP4"><draw:frame draw:style-name="Mfr1" draw:name="Frame1" text:anchor-type="paragraph" svg:y="0.002cm" draw:z-index="0"><draw:text-box fo:min-height="0.041cm" fo:min-width="0.041cm"><text:p text:style-name="MP5"><text:span text:style-name="page_20_number"><text:span text:style-name="MT1"><text:page-number text:select-page="current">0</text:page-number></text:span></text:span></text:p></draw:text-box></draw:frame></text:p>
      </style:footer>
      <style:footer-left>
        <text:p text:style-name="Footer"><text:span text:style-name="page_20_number"><text:span text:style-name="MT1"><text:page-number text:select-page="current">0</text:page-number></text:span></text:span></text:p>
        <text:p text:style-name="MP4"/>
      </style:footer-lef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Converted1" style:page-layout-name="Mpm4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><text:span text:style-name="page_20_number"><text:span text:style-name="MT1"><text:page-number text:select-page="current">0</text:page-number></text:span></text:span></text:p>
        <text:p text:style-name="MP4"/>
      </style:footer-left>
    </style:master-page>
    <style:master-page style:name="Converted2" style:page-layout-name="Mpm4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><text:span text:style-name="page_20_number"><text:span text:style-name="MT1"><text:page-number text:select-page="current">0</text:page-number></text:span></text:span></text:p>
        <text:p text:style-name="MP4"/>
      </style:footer-left>
    </style:master-page>
    <style:master-page style:name="Converted3" style:page-layout-name="Mpm5" style:next-style-name="Converted2"/>
    <style:master-page style:name="Converted4" style:page-layout-name="Mpm6" style:next-style-name="Converted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in-wave dynamics in a hexagonal 2-D magnonic crystal</dc:title>
    <meta:initial-creator>Federico</meta:initial-creator>
    <meta:editing-cycles>1286</meta:editing-cycles>
    <meta:print-date>2017-04-24T07:13:00</meta:print-date>
    <meta:creation-date>2014-06-21T14:11:00</meta:creation-date>
    <dc:date>2018-04-17T15:15:00.628471461</dc:date>
    <meta:editing-duration>PT14H10M14S</meta:editing-duration>
    <meta:generator>LibreOffice/5.4.6.2$Linux_X86_64 LibreOffice_project/40m0$Build-2</meta:generator>
    <meta:document-statistic meta:table-count="4" meta:image-count="0" meta:object-count="0" meta:page-count="1" meta:paragraph-count="38" meta:word-count="584" meta:character-count="3749" meta:non-whitespace-character-count="32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CM.dotm" xlink:href=""/>
  </office:meta>
</office:document-meta>
</file>